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0900000F828E34BC0A.svm"/>
  <manifest:file-entry manifest:media-type="" manifest:full-path="Pictures/20000007000034B00000201A10F2D951.svm"/>
  <manifest:file-entry manifest:media-type="" manifest:full-path="Pictures/2000000700002BB2000023A02B063A36.svm"/>
  <manifest:file-entry manifest:media-type="" manifest:full-path="Pictures/20000007000020BB00001DA29CBEBBB0.svm"/>
  <manifest:file-entry manifest:media-type="" manifest:full-path="Pictures/20000007000054D200002ADCB26C167C.svm"/>
  <manifest:file-entry manifest:media-type="" manifest:full-path="Pictures/20000007000034B00000201ACBE5B15C.svm"/>
  <manifest:file-entry manifest:media-type="" manifest:full-path="Pictures/20000007000064CF00002E08F4F52BB3.svm"/>
  <manifest:file-entry manifest:media-type="" manifest:full-path="Pictures/20000007000015D9000016BE7414E15B.svm"/>
  <manifest:file-entry manifest:media-type="" manifest:full-path="Pictures/2000000700006AAA00001021B8054F2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font-size="11pt" fo:language="fr" fo:country="FR"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paragraph-properties fo:text-align="justify" style:justify-single-word="false"/>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Text_20_body">
      <style:paragraph-properties fo:text-align="justify" style:justify-single-word="false"/>
      <style:text-propertie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8"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0" style:family="paragraph" style:parent-style-name="Text_20_body">
      <style:text-properties fo:font-size="11pt" fo:language="fr" fo:country="FR" fo:font-style="italic" style:text-underline-style="none" style:font-size-asian="11pt" style:font-style-asian="italic" style:font-size-complex="11pt" style:font-style-complex="italic"/>
    </style:style>
    <style:style style:name="P11" style:family="paragraph" style:parent-style-name="Text_20_body">
      <style:text-properties fo:font-size="11pt" fo:language="fr" fo:country="FR" style:font-size-asian="11pt" style:font-size-complex="11pt"/>
    </style:style>
    <style:style style:name="P12" style:family="paragraph" style:parent-style-name="Text_20_body">
      <style:text-properties fo:font-size="11pt" style:font-size-asian="11pt" style:font-size-complex="11pt"/>
    </style:style>
    <style:style style:name="P13" style:family="paragraph" style:parent-style-name="Text_20_body">
      <style:paragraph-properties fo:text-align="justify" style:justify-single-word="false"/>
      <style:text-properties fo:font-size="11pt" style:font-size-asian="11pt" style:font-size-complex="11pt"/>
    </style:style>
    <style:style style:name="P14"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Text_20_body">
      <style:text-properties fo:font-size="11pt" style:text-underline-style="solid" style:text-underline-width="auto" style:text-underline-color="font-color" style:font-size-asian="11pt" style:font-size-complex="11pt"/>
    </style:style>
    <style:style style:name="P16" style:family="paragraph" style:parent-style-name="Text_20_body">
      <style:text-properties fo:font-size="11pt" style:text-underline-style="none" style:font-size-asian="11pt" style:font-size-complex="11pt"/>
    </style:style>
    <style:style style:name="P17"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8" style:family="paragraph" style:parent-style-name="Text_20_body">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19" style:family="paragraph" style:parent-style-name="Text_20_body">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1" style:family="paragraph" style:parent-style-name="Text_20_body">
      <style:text-properties fo:language="fr" fo:country="FR"/>
    </style:style>
    <style:style style:name="P2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4"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999cm" style:type="right" style:leader-style="dotted" style:leader-text="."/>
        </style:tab-stops>
      </style:paragraph-properties>
    </style:style>
    <style:style style:name="P27" style:family="paragraph" style:parent-style-name="Standard" style:list-style-name="L4">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28" style:family="paragraph" style:parent-style-name="Standard" style:list-style-name="L4">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bold"/>
    </style:style>
    <style:style style:name="P29" style:family="paragraph" style:parent-style-name="Heading_20_2">
      <style:text-properties fo:font-size="14pt" style:font-size-asian="14pt" style:font-size-complex="14pt"/>
    </style:style>
    <style:style style:name="P30" style:family="paragraph" style:parent-style-name="Heading_20_1">
      <style:text-properties fo:language="fr" fo:country="FR"/>
    </style:style>
    <style:style style:name="P31" style:family="paragraph" style:parent-style-name="Heading_20_3">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32" style:family="paragraph" style:parent-style-name="Heading_20_3">
      <style:text-properties fo:font-size="11pt" style:font-size-asian="11pt" style:font-size-complex="11pt"/>
    </style:style>
    <style:style style:name="P33" style:family="paragraph" style:parent-style-name="Text_20_body" style:list-style-name="L1">
      <style:text-properties fo:font-size="11pt" fo:language="fr" fo:country="FR" style:font-size-asian="11pt" style:font-size-complex="11pt"/>
    </style:style>
    <style:style style:name="P3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Text_20_body" style:list-style-name="L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6"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37" style:family="paragraph" style:parent-style-name="Text_20_body">
      <style:text-properties fo:font-size="11pt" fo:font-style="normal" style:font-size-asian="11pt" style:font-style-asian="normal" style:font-size-complex="11pt" style:font-style-complex="normal"/>
    </style:style>
    <style:style style:name="P38" style:family="paragraph" style:parent-style-name="Text_20_body">
      <style:text-properties fo:font-size="11pt" style:font-size-asian="11pt" style:font-size-complex="11pt"/>
    </style:style>
    <style:style style:name="P39" style:family="paragraph" style:parent-style-name="Text_20_body" style:list-style-name="L2">
      <style:paragraph-properties fo:text-align="justify" style:justify-single-word="false"/>
      <style:text-properties fo:font-size="11pt" style:font-size-asian="11pt" style:font-size-complex="11pt"/>
    </style:style>
    <style:style style:name="P40" style:family="paragraph" style:parent-style-name="Text_20_body">
      <style:text-properties fo:font-size="8pt" style:font-size-asian="8pt" style:font-size-complex="8pt"/>
    </style:style>
    <style:style style:name="P41"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42" style:family="paragraph" style:parent-style-name="Text_20_body">
      <style:text-properties fo:color="#0000cc" fo:font-size="8pt" style:font-size-asian="8pt" style:font-size-complex="8pt"/>
    </style:style>
    <style:style style:name="P43" style:family="paragraph" style:parent-style-name="Text_20_body">
      <style:text-properties fo:color="#000000" fo:font-size="11pt" style:font-size-asian="11pt" style:font-size-complex="11pt"/>
    </style:style>
    <style:style style:name="P44" style:family="paragraph">
      <style:paragraph-properties style:writing-mode="lr-tb"/>
      <style:text-properties fo:font-size="10pt" fo:font-weight="bold" style:font-size-asian="10pt" style:font-weight-asian="bold" style:font-size-complex="10pt" style:font-weight-complex="bold"/>
    </style:style>
    <style:style style:name="P45" style:family="paragraph">
      <style:paragraph-properties fo:text-align="center"/>
    </style:style>
    <style:style style:name="P46" style:family="paragraph">
      <style:paragraph-properties style:writing-mode="lr-tb"/>
      <style:text-properties fo:font-size="8pt" style:font-size-asian="8pt" style:font-size-complex="8pt"/>
    </style:style>
    <style:style style:name="P47" style:family="paragraph">
      <style:paragraph-properties style:writing-mode="lr-tb"/>
      <style:text-properties fo:font-size="9pt" fo:font-weight="bold" style:font-size-asian="9pt" style:font-weight-asian="bold" style:font-size-complex="9pt" style:font-weight-complex="bold"/>
    </style:style>
    <style:style style:name="P48" style:family="paragraph">
      <style:paragraph-properties fo:text-align="center"/>
      <style:text-properties fo:font-size="10pt" style:font-size-asian="10pt" style:font-size-complex="10pt"/>
    </style:style>
    <style:style style:name="P49" style:family="paragraph">
      <style:paragraph-properties fo:text-align="start"/>
    </style:style>
    <style:style style:name="P50" style:family="paragraph">
      <style:paragraph-properties fo:text-align="start"/>
      <style:text-properties fo:font-size="8pt" style:font-size-asian="8pt" style:font-size-complex="8pt"/>
    </style:style>
    <style:style style:name="P51" style:family="paragraph">
      <style:paragraph-properties fo:text-align="center"/>
      <style:text-properties fo:font-size="10pt" fo:font-weight="bold" style:font-size-asian="10pt" style:font-weight-asian="bold" style:font-size-complex="10pt" style:font-weight-complex="bold"/>
    </style:style>
    <style:style style:name="P52" style:family="paragraph">
      <style:paragraph-properties fo:text-align="justify"/>
    </style:style>
    <style:style style:name="P53" style:family="paragraph">
      <style:paragraph-properties fo:text-align="justify"/>
      <style:text-properties fo:font-size="8pt" fo:font-style="italic" style:font-size-asian="8pt" style:font-style-asian="italic" style:font-size-complex="8pt" style:font-style-complex="italic"/>
    </style:style>
    <style:style style:name="P54" style:family="paragraph">
      <style:paragraph-properties fo:text-align="center"/>
      <style:text-properties fo:font-size="12pt"/>
    </style:style>
    <style:style style:name="P55" style:family="paragraph">
      <style:paragraph-properties fo:text-align="center"/>
      <style:text-properties fo:font-size="8pt" style:font-size-asian="8pt" style:font-size-complex="8pt"/>
    </style:style>
    <style:style style:name="P56" style:family="paragraph">
      <style:paragraph-properties fo:text-align="center"/>
      <style:text-properties fo:font-size="6pt" fo:font-weight="bold" style:font-size-asian="6pt" style:font-weight-asian="bold" style:font-size-complex="6pt" style:font-weight-complex="bold"/>
    </style:style>
    <style:style style:name="P57" style:family="paragraph">
      <style:paragraph-properties fo:text-align="center"/>
      <style:text-properties fo:font-size="8pt" fo:font-weight="bold" style:font-size-asian="8pt" style:font-weight-asian="bold" style:font-size-complex="8pt" style:font-weight-complex="bold"/>
    </style:style>
    <style:style style:name="P58" style:family="paragraph">
      <style:paragraph-properties fo:text-align="justify"/>
      <style:text-properties style:font-name="Times New Roman" fo:font-size="8pt" fo:font-style="italic" style:font-size-asian="8pt" style:font-style-asian="italic" style:font-size-complex="8pt" style:font-style-complex="italic"/>
    </style:style>
    <style:style style:name="P59" style:family="paragraph">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0000ff" fo:font-weight="normal" style:font-weight-asian="normal" style:font-weight-complex="normal"/>
    </style:style>
    <style:style style:name="T10" style:family="text">
      <style:text-properties fo:color="#0000ff"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1" style:family="text">
      <style:text-properties fo:color="#0000ff"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2" style:family="text">
      <style:text-properties fo:color="#0000ff" fo:font-style="italic" fo:font-weight="normal" style:font-style-asian="italic" style:font-weight-asian="normal" style:font-style-complex="italic" style:font-weight-complex="normal"/>
    </style:style>
    <style:style style:name="T13" style:family="text">
      <style:text-properties fo:color="#0000ff" fo:font-style="italic" style:font-style-asian="italic" style:font-style-complex="italic"/>
    </style:style>
    <style:style style:name="T14" style:family="text">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5"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16"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7" style:family="text">
      <style:text-properties fo:color="#00000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8pt" style:font-size-asian="8pt" style:font-size-complex="8pt"/>
    </style:style>
    <style:style style:name="T22" style:family="text">
      <style:text-properties fo:font-size="8pt" fo:font-style="italic" fo:font-weight="bold" style:font-size-asian="8pt" style:font-style-asian="italic" style:font-weight-asian="bold" style:font-size-complex="8pt" style:font-style-complex="italic" style:font-weight-complex="bold"/>
    </style:style>
    <style:style style:name="T23" style:family="text">
      <style:text-properties fo:font-size="8pt" fo:font-style="italic" style:font-size-asian="8pt" style:font-style-asian="italic" style:font-size-complex="8pt" style:font-style-complex="italic"/>
    </style:style>
    <style:style style:name="T24" style:family="text">
      <style:text-properties fo:font-size="11pt" style:font-size-asian="11pt"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weight="bold" style:font-size-asian="11pt" style:font-weight-asian="bold" style:font-size-complex="11pt" style:font-weight-complex="bold"/>
    </style:style>
    <style:style style:name="T27" style:family="text">
      <style:text-properties fo:color="#0000cc"/>
    </style:style>
    <style:style style:name="T28" style:family="text">
      <style:text-properties fo:color="#ff3333"/>
    </style:style>
    <style:style style:name="T29" style:family="text">
      <style:text-properties fo:font-size="10pt" fo:font-weight="bold" style:font-size-asian="10pt" style:font-weight-asian="bold" style:font-size-complex="10pt" style:font-weight-complex="bold"/>
    </style:style>
    <style:style style:name="T30" style:family="text">
      <style:text-properties fo:color="#000099"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c9211e" fo:font-size="8pt" style:font-size-asian="8pt" style:font-size-complex="8pt" loext:opacity="100%"/>
    </style:style>
    <style:style style:name="T32" style:family="text">
      <style:text-properties fo:color="#c9211e" fo:font-size="8pt" style:font-size-asian="8pt" style:font-size-complex="8pt"/>
    </style:style>
    <style:style style:name="T33" style:family="text">
      <style:text-properties fo:font-size="9pt" fo:font-weight="bold" style:font-size-asian="9pt" style:font-weight-asian="bold" style:font-size-complex="9pt" style:font-weight-complex="bold"/>
    </style:style>
    <style:style style:name="T34" style:family="text">
      <style:text-properties fo:font-size="10pt" fo:font-style="italic" fo:font-weight="bold" style:font-size-asian="10pt" style:font-style-asian="italic" style:font-weight-asian="bold" style:font-size-complex="10pt" style:font-style-complex="italic" style:font-weight-complex="bold"/>
    </style:style>
    <style:style style:name="T35" style:family="text">
      <style:text-properties fo:font-size="8pt" fo:font-style="italic" fo:font-weight="normal" style:font-size-asian="8pt" style:font-style-asian="italic" style:font-weight-asian="normal" style:font-size-complex="8pt" style:font-style-complex="italic" style:font-weight-complex="normal"/>
    </style:style>
    <style:style style:name="T36" style:family="text">
      <style:text-properties fo:font-size="7pt" fo:font-style="italic" fo:font-weight="normal" style:font-size-asian="7pt" style:font-style-asian="italic" style:font-weight-asian="normal" style:font-size-complex="7pt" style:font-style-complex="italic" style:font-weight-complex="normal"/>
    </style:style>
    <style:style style:name="T37" style:family="text">
      <style:text-properties fo:font-size="6pt" fo:font-weight="bold" style:font-size-asian="6pt" style:font-weight-asian="bold" style:font-size-complex="6pt"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style:font-name="Times New Roman" fo:font-size="8pt" fo:font-style="italic" fo:font-weight="normal" style:font-size-asian="8pt" style:font-style-asian="italic" style:font-weight-asian="normal" style:font-size-complex="8pt" style:font-style-complex="italic" style:font-weight-complex="normal"/>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style:font-name="Times New Roman" fo:font-size="8pt" fo:font-style="italic" fo:font-weight="bold" style:font-size-asian="8pt" style:font-style-asian="italic" style:font-weight-asian="bold" style:font-size-complex="8pt" style:font-style-complex="italic" style:font-weight-complex="bold"/>
    </style:style>
    <style:style style:name="T42" style:family="text">
      <style:text-properties fo:color="#007826" fo:font-size="8pt" style:font-size-asian="8pt" style:font-size-complex="8pt"/>
    </style:style>
    <style:style style:name="T43" style:family="text">
      <style:text-properties style:font-name="Times New Roman" fo:font-size="8pt" style:font-size-asian="8pt" style:font-size-complex="8pt"/>
    </style:style>
    <style:style style:name="T44" style:family="text">
      <style:text-properties fo:color="#0000ff" style:font-name="Times New Roman" fo:font-size="8pt" style:font-size-asian="8pt" style:font-size-complex="8pt"/>
    </style:style>
    <style:style style:name="T45" style:family="text">
      <style:text-properties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9cm" fo:min-width="3.193cm" draw:shadow="visible" draw:shadow-offset-x="0.199cm" draw:shadow-offset-y="0.199cm" draw:shadow-color="#808080" style:run-through="foreground"/>
    </style:style>
    <style:style style:name="gr3" style:family="graphic">
      <style:graphic-properties draw:stroke="none" svg:stroke-color="#000000" draw:fill="solid" draw:fill-color="#ccffff" fo:min-height="0.407cm" style:run-through="foreground"/>
    </style:style>
    <style:style style:name="gr4"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5" style:family="graphic">
      <style:graphic-properties draw:stroke="none" svg:stroke-color="#000000" draw:fill="none" draw:fill-color="#ffffff" fo:min-height="0.407cm" style:run-through="foreground"/>
    </style:style>
    <style:style style:name="gr6" style:family="graphic">
      <style:graphic-properties svg:stroke-color="#000000" draw:marker-end="Arrow" draw:marker-end-width="0.176cm" draw:textarea-horizontal-align="center" draw:textarea-vertical-align="middle" style:run-through="foreground"/>
    </style:style>
    <style:style style:name="gr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9"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0" style:family="graphic">
      <style:graphic-properties style:run-through="foreground"/>
    </style:style>
    <style:style style:name="gr11"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textarea-horizontal-align="center" draw:textarea-vertical-align="middle" style:run-through="foreground"/>
    </style:style>
    <style:style style:name="gr13" style:family="graphic">
      <style:graphic-properties svg:stroke-color="#000000" draw:textarea-horizontal-align="justify" draw:textarea-vertical-align="middle" draw:auto-grow-height="false" fo:min-height="0.321cm" fo:min-width="0.164cm" style:run-through="foreground"/>
    </style:style>
    <style:style style:name="gr14" style:family="graphic">
      <style:graphic-properties svg:stroke-color="#000000" draw:textarea-horizontal-align="justify" draw:textarea-vertical-align="middle" draw:auto-grow-height="false" fo:min-height="0.321cm" fo:min-width="0.166cm" style:run-through="foreground"/>
    </style:style>
    <style:style style:name="gr15" style:family="graphic">
      <style:graphic-properties svg:stroke-color="#000000" draw:fill="solid" draw:fill-color="#ffffcc" draw:textarea-horizontal-align="justify" draw:textarea-vertical-align="middle" draw:auto-grow-height="false" fo:min-height="0.9cm" fo:min-width="3.193cm" draw:shadow="visible" draw:shadow-offset-x="0.199cm" draw:shadow-offset-y="0.199cm" draw:shadow-color="#808080" style:run-through="foreground"/>
    </style:style>
    <style:style style:name="gr16" style:family="graphic">
      <style:graphic-properties draw:stroke="none" svg:stroke-color="#000000" draw:fill="solid" draw:fill-color="#ffffcc" fo:min-height="0.407cm" style:run-through="foreground"/>
    </style:style>
    <style:style style:name="gr17" style:family="graphic">
      <style:graphic-properties loext:allow-overlap="true"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18" style:family="graphic">
      <style:graphic-properties loext:allow-overlap="true" draw:stroke="none" svg:stroke-color="#000000" draw:fill="none" draw:fill-color="#ffffff" fo:min-height="1.307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dddddd" draw:textarea-horizontal-align="justify" draw:textarea-vertical-align="middle" draw:auto-grow-height="false" fo:min-height="0.9cm" fo:min-width="3.193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0.732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color="#000000" draw:fill="solid" draw:fill-color="#dddddd" draw:textarea-horizontal-align="center" draw:textarea-vertical-align="middle" style:run-through="foreground"/>
    </style:style>
    <style:style style:name="gr22" style:family="graphic">
      <style:graphic-properties draw:fill="solid" draw:fill-color="#ccffff" draw:textarea-horizontal-align="center" draw:textarea-vertical-align="middle" style:run-through="foreground"/>
    </style:style>
    <style:style style:name="gr23" style:family="graphic">
      <style:graphic-properties draw:stroke="none" svg:stroke-color="#000000" draw:fill="none" draw:fill-color="#ffffff" fo:min-height="1.164cm" style:run-through="foreground"/>
    </style:style>
    <style:style style:name="gr24" style:family="graphic">
      <style:graphic-properties draw:stroke="none" svg:stroke-color="#000000" draw:fill="none" draw:fill-color="#ffffff" fo:min-height="0.533cm" style:run-through="foreground"/>
    </style:style>
    <style:style style:name="gr25" style:family="graphic">
      <style:graphic-properties svg:stroke-color="#000000" draw:marker-end="Arrow_20_concave" draw:marker-end-width="0.15cm" draw:textarea-horizontal-align="center" draw:textarea-vertical-align="middle" style:run-through="foreground"/>
    </style:style>
    <style:style style:name="gr26" style:family="graphic">
      <style:graphic-properties draw:fill="solid" draw:fill-color="#ffffcc" draw:textarea-horizontal-align="center" draw:textarea-vertical-align="middle" style:run-through="foreground"/>
    </style:style>
    <style:style style:name="gr27" style:family="graphic">
      <style:graphic-properties draw:stroke="none" svg:stroke-color="#000000" draw:fill="none" draw:fill-color="#ffffff" fo:min-height="0.813cm" style:run-through="foreground"/>
    </style:style>
    <style:style style:name="gr28" style:family="graphic">
      <style:graphic-properties draw:stroke="none" svg:stroke-color="#000000" draw:fill="none" draw:fill-color="#ffffff" fo:min-height="0.926cm" style:run-through="foreground"/>
    </style:style>
    <style:style style:name="gr29" style:family="graphic">
      <style:graphic-properties draw:stroke="none" svg:stroke-color="#000000" draw:fill="none" draw:fill-color="#ffffff" fo:min-height="0.766cm" style:run-through="foreground"/>
    </style:style>
    <style:style style:name="gr30" style:family="graphic">
      <style:graphic-properties draw:stroke="none" svg:stroke-color="#000000" draw:fill="none" draw:fill-color="#ffffff" fo:min-height="0.453cm" style:run-through="foreground"/>
    </style:style>
    <style:style style:name="gr31" style:family="graphic">
      <style:graphic-properties svg:stroke-color="#000000" draw:fill="none" draw:textarea-horizontal-align="center" draw:textarea-vertical-align="middle" style:run-through="foreground"/>
    </style:style>
    <style:style style:name="gr32" style:family="graphic">
      <style:graphic-properties svg:stroke-color="#000000" draw:marker-end="" draw:marker-end-width="0.15cm" draw:textarea-horizontal-align="center" draw:textarea-vertical-align="middle" style:run-through="foreground"/>
    </style:style>
    <style:style style:name="gr33" style:family="graphic">
      <style:graphic-properties draw:stroke="none" svg:stroke-color="#000000" draw:fill="none" draw:fill-color="#ffffff" fo:min-height="3.344cm" style:run-through="foreground"/>
    </style:style>
    <style:style style:name="gr34" style:family="graphic">
      <style:graphic-properties draw:stroke="none" svg:stroke-color="#000000" draw:fill="none" draw:fill-color="#ffffff" fo:min-height="0.841cm" style:run-through="foreground"/>
    </style:style>
    <style:style style:name="gr35" style:family="graphic">
      <style:graphic-properties svg:stroke-color="#000000" draw:fill="none" draw:textarea-vertical-align="middle" draw:auto-grow-height="false" fo:min-height="1.321cm" fo:min-width="0.88cm" style:run-through="foreground"/>
    </style:style>
    <style:style style:name="gr36" style:family="graphic">
      <style:graphic-properties draw:stroke="none" svg:stroke-color="#000000" draw:fill="none" draw:fill-color="#ffffff" fo:min-height="0.526cm" style:run-through="foreground"/>
    </style:style>
    <style:style style:name="gr37" style:family="graphic">
      <style:graphic-properties draw:stroke="none" svg:stroke-color="#000000" draw:fill="none" draw:fill-color="#ffffff" fo:min-height="0.328cm" style:run-through="foreground"/>
    </style:style>
    <style:style style:name="gr38" style:family="graphic">
      <style:graphic-properties draw:stroke="none" svg:stroke-color="#000000" draw:fill="none" draw:fill-color="#ffffff" fo:min-height="0.559cm" style:run-through="foreground"/>
    </style:style>
    <style:style style:name="gr39" style:family="graphic">
      <style:graphic-properties draw:stroke="none" svg:stroke-color="#000000" draw:fill="none" draw:fill-color="#ffffff" fo:min-height="0.734cm" style:run-through="foreground"/>
    </style:style>
    <style:style style:name="gr40" style:family="graphic">
      <style:graphic-properties draw:textarea-horizontal-align="center" draw:textarea-vertical-align="middle" style:run-through="foreground"/>
    </style:style>
    <style:style style:name="gr41" style:family="graphic">
      <style:graphic-properties draw:stroke="none" svg:stroke-color="#000000" draw:fill="none" draw:fill-color="#ffffff" fo:min-height="0.861cm" style:run-through="foreground"/>
    </style:style>
    <style:style style:name="gr42" style:family="graphic">
      <style:graphic-properties draw:stroke="none" svg:stroke-color="#000000" draw:fill="none" draw:fill-color="#ffffff" fo:min-height="0.868cm" style:run-through="foreground"/>
    </style:style>
    <style:style style:name="gr43" style:family="graphic">
      <style:graphic-properties draw:stroke="none" svg:stroke-color="#000000" draw:fill="none" draw:fill-color="#ffffff" fo:min-height="0.866cm" style:run-through="foreground"/>
    </style:style>
    <style:style style:name="gr44" style:family="graphic">
      <style:graphic-properties draw:stroke="none" svg:stroke-color="#000000" draw:fill="none" draw:fill-color="#ffffff" fo:min-height="1.004cm" style:run-through="foreground"/>
    </style:style>
    <style:style style:name="gr45" style:family="graphic">
      <style:graphic-properties draw:stroke="none" svg:stroke-color="#000000" draw:fill="none" draw:fill-color="#ffffff" fo:min-height="1.307cm" style:run-through="foreground"/>
    </style:style>
    <style:style style:name="gr46" style:family="graphic">
      <style:graphic-properties draw:stroke="none" svg:stroke-color="#000000" draw:fill="none" draw:fill-color="#ffffff" fo:min-height="3.671cm" style:run-through="foreground"/>
    </style:style>
    <style:style style:name="gr47" style:family="graphic">
      <style:graphic-properties draw:stroke="none" svg:stroke-color="#000000" draw:fill="none" draw:fill-color="#ffffff" fo:min-height="2.316cm" style:run-through="foreground"/>
    </style:style>
    <style:style style:name="gr48" style:family="graphic">
      <style:graphic-properties draw:stroke="none" svg:stroke-color="#000000" draw:fill="none" draw:fill-color="#ffffff" fo:min-height="1.713cm" style:run-through="foreground"/>
    </style:style>
    <style:style style:name="gr49" style:family="graphic">
      <style:graphic-properties draw:stroke="dash" draw:stroke-dash="Ultrafine_20_2_20_Dots_20_3_20_Dashes" draw:fill="none" draw:textarea-horizontal-align="center" draw:textarea-vertical-align="middle" style:run-through="foreground"/>
    </style:style>
    <style:style style:name="gr50" style:family="graphic">
      <style:graphic-properties draw:stroke="dash" draw:stroke-dash="Ultrafine_20_2_20_Dots_20_3_20_Dashes" svg:stroke-color="#000000" draw:fill="none" draw:textarea-horizontal-align="center" draw:textarea-vertical-align="middle" style:run-through="foreground"/>
    </style:style>
    <style:style style:name="gr51" style:family="graphic">
      <style:graphic-properties draw:fill="solid" draw:fill-color="#dddddd" draw:textarea-horizontal-align="justify" draw:textarea-vertical-align="middle" draw:auto-grow-height="false" fo:min-height="0cm" fo:min-width="0cm" style:run-through="foreground"/>
    </style:style>
    <style:style style:name="gr52"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53" style:family="graphic">
      <style:graphic-properties draw:stroke="none" svg:stroke-color="#000000" draw:fill="none" draw:fill-color="#ffffff" fo:min-height="0.512cm" style:run-through="foreground"/>
    </style:style>
    <style:style style:name="gr54" style:family="graphic">
      <style:graphic-properties draw:stroke="none" svg:stroke-color="#000000" draw:fill="none" draw:fill-color="#ffffff" fo:min-height="2.053cm" style:run-through="foreground"/>
    </style:style>
    <style:style style:name="gr55" style:family="graphic">
      <style:graphic-properties draw:fill="solid" draw:fill-color="#ffffff" draw:textarea-horizontal-align="center" draw:textarea-vertical-align="middle" style:run-through="foreground"/>
    </style:style>
    <style:style style:name="gr56" style:family="graphic">
      <style:graphic-properties draw:stroke="none" svg:stroke-color="#000000" draw:fill="none" draw:fill-color="#ffffff" fo:min-height="2.392cm" style:run-through="foreground"/>
    </style:style>
    <style:style style:name="gr57" style:family="graphic">
      <style:graphic-properties draw:stroke="none" svg:stroke-color="#000000" draw:fill="none" draw:fill-color="#ffffff" fo:min-height="0.37cm" style:run-through="foreground"/>
    </style:style>
    <style:style style:name="gr58" style:family="graphic">
      <style:graphic-properties svg:stroke-color="#000000"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512cm" style:run-through="foreground" style:vertical-pos="from-top" style:vertical-rel="paragraph" style:horizontal-pos="from-left" style:horizontal-rel="paragraph" draw:wrap-influence-on-position="once-concurrent" style:flow-with-text="false"/>
    </style:style>
    <style:style style:name="gr60"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2.118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fill="solid" draw:fill-color="#dddddd"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63"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2.392cm"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37cm" style:run-through="foreground" style:vertical-pos="from-top" style:vertical-rel="paragraph" style:horizontal-pos="from-left" style:horizontal-rel="paragraph" draw:wrap-influence-on-position="once-concurrent" style:flow-with-text="false"/>
    </style:style>
    <style:style style:name="gr67"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69" style:family="graphic">
      <style:graphic-properties loext:allow-overlap="true" draw:stroke="none" svg:stroke-color="#000000" draw:fill="none" draw:fill-color="#ffffff" fo:min-height="1.413cm" style:run-through="foreground" style:vertical-pos="from-top" style:vertical-rel="paragraph" style:horizontal-pos="from-left" style:horizontal-rel="paragraph" draw:wrap-influence-on-position="once-concurrent" style:flow-with-text="false"/>
    </style:style>
    <style:style style:name="gr70" style:family="graphic">
      <style:graphic-properties loext:allow-overlap="true" draw:stroke="none" svg:stroke-color="#000000" draw:fill="none" draw:fill-color="#ffffff" fo:min-height="1.109cm"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loext:allow-overlap="true"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75" style:family="graphic">
      <style:graphic-properties loext:allow-overlap="true"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User Guide</text:p>
      <text:p text:style-name="P23">FSK_COM_STACK</text:p>
      <text:p text:style-name="P23"/>
      <text:p text:style-name="P23"/>
      <text:p text:style-name="P22"/>
      <text:p text:style-name="P22"/>
      <text:p text:style-name="P22"/>
      <text:p text:style-name="P22"/>
      <text:p text:style-name="P22"/>
      <text:p text:style-name="P22"/>
      <text:p text:style-name="P22"/>
      <text:p text:style-name="P2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_Toc2094_2496697646" text:style-name="Index_20_Link" text:visited-style-name="Index_20_Link">1.Architecture de la pile de communication<text:tab/>2</text:a></text:p>
          <text:p text:style-name="P25"><text:a xlink:type="simple" xlink:href="#__RefHeading__3608_383917237" text:style-name="Index_20_Link" text:visited-style-name="Index_20_Link">2.Couches physique<text:tab/>3</text:a></text:p>
          <text:p text:style-name="P26"><text:a xlink:type="simple" xlink:href="#__RefHeading__2985_1991712051" text:style-name="Index_20_Link" text:visited-style-name="Index_20_Link">2.1.Vue d'ensemble <text:tab/>3</text:a></text:p>
          <text:p text:style-name="P26"><text:a xlink:type="simple" xlink:href="#__RefHeading__2987_1991712051" text:style-name="Index_20_Link" text:visited-style-name="Index_20_Link">2.2.Description des fonctions <text:tab/>4</text:a></text:p>
          <text:p text:style-name="P26"><text:a xlink:type="simple" xlink:href="#__RefHeading__3610_383917237" text:style-name="Index_20_Link" text:visited-style-name="Index_20_Link">2.3.Le flux de données <text:tab/>6</text:a></text:p>
          <text:p text:style-name="P25"><text:a xlink:type="simple" xlink:href="#__RefHeading__3709_1911959542" text:style-name="Index_20_Link" text:visited-style-name="Index_20_Link">3.La couche MAC<text:tab/>7</text:a></text:p>
          <text:p text:style-name="P26"><text:a xlink:type="simple" xlink:href="#__RefHeading__3711_1911959542" text:style-name="Index_20_Link" text:visited-style-name="Index_20_Link">3.1.Vue d'ensemble<text:tab/>7</text:a></text:p>
          <text:p text:style-name="P26"><text:a xlink:type="simple" xlink:href="#__RefHeading__3713_1911959542" text:style-name="Index_20_Link" text:visited-style-name="Index_20_Link">3.2.Les fonctions de la couche MAC<text:tab/>7</text:a></text:p>
          <text:p text:style-name="P26"><text:a xlink:type="simple" xlink:href="#__RefHeading__3715_1911959542" text:style-name="Index_20_Link" text:visited-style-name="Index_20_Link">3.3.Les flux de donnée <text:tab/>8</text:a></text:p>
          <text:p text:style-name="P26"><text:a xlink:type="simple" xlink:href="#__RefHeading__684_2115338687" text:style-name="Index_20_Link" text:visited-style-name="Index_20_Link">3.4.Les erreurs <text:tab/>9</text:a></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0" text:outline-level="1"><text:bookmark-start text:name="__RefHeading___Toc2094_2496697646"/><text:soft-page-break/>Présentation de la pile de communication<text:bookmark-end text:name="__RefHeading___Toc2094_2496697646"/></text:h>
      <text:p text:style-name="P21"/>
      <text:p text:style-name="P11">Vu de l'application, la pile ressemble un peu au protocole Xbee très très simplifié. Le système fonctionne avec un émetteur/récepteur FSK half duplex à une fréquence de 433MHz. Il n'y a pas de notion de réseau. Toutefois, chaque trame physique est codée par un préambule qui permet de filtrer d'autres transmissions (alarme, ouverture voiture, etc...). Ce préambule est « ##### ». On peut donc dire que l'ensemble des modules communiquant sont « dans un réseau » identifié par ce préambule.</text:p>
      <text:p text:style-name="P11">Chaque module possède son adresse, (son « my » pour comparer avec le Xbee), codée sur 8bits. La notion de broadcast existe aussi. Il s'agit de l'adresse 0xFF. On considérera ces adresses comme étant des adresses MAC.</text:p>
      <text:p text:style-name="P11">Pour durcir la communication, un checksum est fait.</text:p>
      <text:p text:style-name="P11">Enfin, émission comme réception se font sur la connaissance de la longueur du message à envoyer. Celui ci est limité mais configurable.</text:p>
      <text:p text:style-name="P11"/>
      <text:p text:style-name="P9">Résumé des fonctionnalités de la pile :</text:p>
      <text:list xml:id="list3066271305839588600" text:style-name="L1">
        <text:list-item>
          <text:p text:style-name="P33">FSK 433MHz Half Duplex,</text:p>
        </text:list-item>
        <text:list-item>
          <text:p text:style-name="P33">Appartenance à un réseau identifié par ##### en début de communication,</text:p>
        </text:list-item>
        <text:list-item>
          <text:p text:style-name="P33">Adresses « MAC » pour chaque device (8 bits), 255 adresses utilisables,</text:p>
        </text:list-item>
        <text:list-item>
          <text:p text:style-name="P33">Broadcast @ = 255,</text:p>
        </text:list-item>
        <text:list-item>
          <text:p text:style-name="P33">Checksum.</text:p>
        </text:list-item>
      </text:list>
      <text:h text:style-name="Heading_20_2" text:outline-level="2">Accès médium</text:h>
      <text:p text:style-name="P11">Le module FSK peut être soit en émission, soit en réception. Par défaut, le système est en écoute du canal. C'est l'état par défaut dans la machine à états qui contrôle la pile. </text:p>
      <text:p text:style-name="P11">En réception, si la séquence « ##### » est détectée (Header detected), le système quitte son état d'écoute, et reconstruit la chaîne de réception, avec filtrage MAC. Si au cours de cette phase, une demande en émission est faite par l'application, celle-ci est en attente et sera effective lors de la fin du processus de réception.</text:p>
      <text:p text:style-name="P11">En émission, le module FSK s'impose et empêche donc toute réception de message éventuel qui sera donc perdu.</text:p>
      <text:p text:style-name="P11"/>
      <text:p text:style-name="P9">Discussion sur les conflits :</text:p>
      <text:p text:style-name="P10">Hypothèse : tous les modules sont à portée les uns des autres :</text:p>
      <text:p text:style-name="P11">A communique vers B. C reçoit aussi le message. Ainsi, B comme C ne peuvent pas émettre puisqu'ils sont en phase de réception (B comme C ne savent pas si le message leur est destiné, ils ont juste repéré le « ##### » et se sont mis en état de réception). </text:p>
      <text:p text:style-name="P11">Dans ce cas, le premier qui parle, oblige les autres à se taire.</text:p>
      <text:p text:style-name="P11">Si par un gros hasard, A et C démarrent en même temps, rien ne peut les arrêter. Le checksum sera faux et les deux émissions seront avortées.</text:p>
      <text:p text:style-name="P11"/>
      <text:p text:style-name="P11"/>
      <text:h text:style-name="Heading_20_2" text:outline-level="2"><text:soft-page-break/>Reconstruction d'une chaîne de caractères en réception</text:h>
      <text:p text:style-name="P11"/>
      <text:p text:style-name="P11">Le principe est basé sur la donnée de la longueur de la chaîne à recevoir. Ainsi, après le préambule, le premier octet reçu correspond à la longueur, <text:span text:style-name="T2">Len</text:span>, (donc maximum théorique de 255).</text:p>
      <text:p text:style-name="P11">Le nombre maximal d'octets que l'on peut recevoir est fixé par un #define que l'on trouve dans le fichier header <text:span text:style-name="T2">MACPhyUART.h, </text:span><text:span text:style-name="T18">: </text:span></text:p>
      <text:p text:style-name="P11"><text:s/>#define StringLenMax 30 </text:p>
      <text:p text:style-name="P11"/>
      <text:p text:style-name="P11">Cette limitation est modifiable (255 maximum !). Elle est d'une longueur raisonnable car les tableaux de réception sont définis à l'avance et non détruits.</text:p>
      <text:p text:style-name="P11">Lors de la réception, un test sur la longueur est effectué. Elle ne doit être ni trop courte, ni trop longue (voir la partie traitant des erreurs).</text:p>
      <text:p text:style-name="P11"/>
      <text:h text:style-name="Heading_20_2" text:outline-level="2">Définitions des diverses trames émises et reçues</text:h>
      <text:p text:style-name="P11"/>
      <text:h text:style-name="Heading_20_3" text:outline-level="3">Réception</text:h>
      <text:p text:style-name="P11">La trame reçue au niveau UART (sortie du module FSK RT606) est composées d'octets encapsulés par un bit de Start et 1 bit de Stop. La vitesse maximale est de 38400 Bds.</text:p>
      <text:p text:style-name="P11">Cette trame est appelées <text:span text:style-name="T4">PhyFrame </text:span> : <text:span text:style-name="T8"><text:s/>|#####|Len|</text:span><text:span text:style-name="T9">Data</text:span><text:span text:style-name="T8">|CheckSum|. Len est le nombre d'octets reçus, préambule exclu.</text:span></text:p>
      <text:p text:style-name="P11">La trame est récupérée dans le tableau <text:span text:style-name="T14">IncomingMssg[Len-1 ]</text:span><text:span text:style-name="T10"> </text:span><text:span text:style-name="T16">qui contient |</text:span><text:span text:style-name="T11">Data</text:span><text:span text:style-name="T16">|CheckSum| si la longueur </text:span><text:span text:style-name="T15">Len</text:span><text:span text:style-name="T16"> n'est ni trop courte ni trop longue, sinon rien n'est récupéré. Le champ Len est enlevé donc la longueur de la table est Len-1.</text:span></text:p>
      <text:p text:style-name="P20"/>
      <text:p text:style-name="P20">Ensuite, un checksum est opéré. Si celui-ci est OK, le message est recopié dans un autre tableau dont on enlève le champ checksum. </text:p>
      <text:p text:style-name="P11"><text:span text:style-name="T16">Ce tableau s'appelle </text:span><text:span text:style-name="T14">StrReceived[Len-2]  </text:span><text:span text:style-name="T16">. Len-2,</text:span><text:span text:style-name="T14"> </text:span><text:span text:style-name="T16">puisqu'il n y a plus le byte checksum. Il ne contient plus que le champ |</text:span><text:span text:style-name="T11">Data</text:span><text:span text:style-name="T16">|. Cette nouvelle trame, |</text:span><text:span text:style-name="T11">Data</text:span><text:span text:style-name="T16">|, est appelée </text:span><text:span text:style-name="T17">MACFrame : </text:span><text:span text:style-name="T11">|Data|</text:span><text:span text:style-name="T16"> = </text:span><text:a xlink:type="simple" xlink:href="mailto:%7C@Src" text:style-name="Internet_20_link" text:visited-style-name="Visited_20_Internet_20_Link">|@Src</text:a><text:span text:style-name="T16">|@Dest|Data'| , où </text:span><text:span text:style-name="T15">Data'</text:span><text:span text:style-name="T16"> est la suite de données utiles.</text:span></text:p>
      <text:p text:style-name="P20"/>
      <text:p text:style-name="P20">Ensuite, cette trame réduite est envoyée à la couche MAC. Le processus teste alors si l'adresse @Dest correspond à @My ou bien s'il s'agit d'un broadcast. Si c'est le cas, une nouvelle table est remplie :</text:p>
      <text:p text:style-name="P11"><text:span text:style-name="T16">le tableau </text:span><text:span text:style-name="T14">MACStrReceived[Len-4 ]</text:span><text:span text:style-name="T10"> </text:span><text:span text:style-name="T16">. La table ne contient plus que |Data'| , elle a donc une longueur diminuée de 2 par rapport à la table précédente, donc de 4 par rapport à la longueur d'origine.</text:span></text:p>
      <text:h text:style-name="P31" text:outline-level="3">Emission</text:h>
      <text:p text:style-name="P11">Pour l'émission, le processus inverse est opéré. L'utilisateur précisera le champ de donnée |Data'|, sa longueur, ainsi que l'adresse de destination. Le passage dans chacune des couches vient construire petit à petit la trame physique envoyée en FSK. Le diagramme suivant illustre l'émission et la réception.</text:p>
      <text:h text:style-name="Heading_20_3" text:outline-level="3"><text:soft-page-break/>Schématisation des trames mises en œuvre </text:h>
      <text:p text:style-name="P11"><draw:g text:anchor-type="paragraph" draw:z-index="2" draw:name="DrawObject 4" draw:style-name="gr1"><draw:custom-shape draw:name="Forme 9" draw:style-name="gr4" svg:width="3.193cm" svg:height="0.9cm" svg:x="6.966cm" svg:y="0.34cm"><text:p/><draw:enhanced-geometry svg:viewBox="0 0 21600 21600" draw:type="rectangle" draw:enhanced-path="M 0 0 L 21600 0 21600 21600 0 21600 0 0 Z N"/></draw:custom-shape><draw:frame draw:name="Cadre de texte 12" draw:style-name="gr5" draw:text-style-name="P44" svg:width="2.911cm" svg:height="0.408cm" svg:x="7.246cm" svg:y="0.531cm"><draw:text-box><text:p><text:span text:style-name="T29">Application</text:span></text:p></draw:text-box></draw:frame></draw:g></text:p>
      <text:p text:style-name="P3"><draw:frame text:anchor-type="paragraph" draw:z-index="69" draw:name="Cadre de texte 38" draw:style-name="gr75" draw:text-style-name="P46" svg:width="5.307cm" svg:height="2.287cm" svg:x="10.998cm" svg:y="0.074cm"><draw:text-box><text:p><text:span text:style-name="T30">MACPhyUART_IsNewMssg()</text:span></text:p><text:p><text:span text:style-name="T30">MACPhyUART_GetLen()</text:span></text:p><text:p><text:span text:style-name="T30">MACPhyUART_GetSrcAdress()</text:span></text:p><text:p><text:span text:style-name="T30">int MACPhyUART_GetNewMssg( </text:span></text:p><text:p><text:span text:style-name="T21">char * AdrString,</text:span></text:p><text:p><text:span text:style-name="T21">int Long)</text:span></text:p><text:p><text:span text:style-name="T22"/></text:p></draw:text-box></draw:frame></text:p>
      <text:p text:style-name="P4"><draw:g text:anchor-type="paragraph" draw:z-index="0" draw:name="DrawObject 1" draw:style-name="gr1"><draw:custom-shape draw:name="Forme 4" draw:style-name="gr2" svg:width="3.193cm" svg:height="0.9cm" svg:x="7.163cm" svg:y="8.738cm"><text:p/><draw:enhanced-geometry svg:viewBox="0 0 21600 21600" draw:type="rectangle" draw:enhanced-path="M 0 0 L 21600 0 21600 21600 0 21600 0 0 Z N"/></draw:custom-shape><draw:frame draw:name="Cadre de texte 9" draw:style-name="gr3" draw:text-style-name="P44" svg:width="2.911cm" svg:height="0.408cm" svg:x="7.443cm" svg:y="8.929cm"><draw:text-box><text:p><text:span text:style-name="T29">UART (Phy 2)</text:span></text:p></draw:text-box></draw:frame></draw:g><draw:g text:anchor-type="paragraph" draw:z-index="1" draw:name="DrawObject 2" draw:style-name="gr1"><draw:custom-shape draw:name="Forme 7" draw:style-name="gr4" svg:width="3.193cm" svg:height="0.9cm" svg:x="7.108cm" svg:y="2.332cm"><text:p/><draw:enhanced-geometry svg:viewBox="0 0 21600 21600" draw:type="rectangle" draw:enhanced-path="M 0 0 L 21600 0 21600 21600 0 21600 0 0 Z N"/></draw:custom-shape><draw:frame draw:name="Cadre de texte 11" draw:style-name="gr5" draw:text-style-name="P44" svg:width="2.911cm" svg:height="0.408cm" svg:x="7.387cm" svg:y="2.523cm"><draw:text-box><text:p><text:span text:style-name="T29">MAC (My@)</text:span></text:p></draw:text-box></draw:frame></draw:g><draw:g text:anchor-type="paragraph" draw:z-index="3" draw:name="DrawObject 5" draw:style-name="gr1"><draw:custom-shape draw:name="Forme 10" draw:style-name="gr2" svg:width="3.193cm" svg:height="0.9cm" svg:x="7.165cm" svg:y="10.959cm"><text:p/><draw:enhanced-geometry svg:viewBox="0 0 21600 21600" draw:type="rectangle" draw:enhanced-path="M 0 0 L 21600 0 21600 21600 0 21600 0 0 Z N"/></draw:custom-shape><draw:frame draw:name="Cadre de texte 14" draw:style-name="gr3" draw:text-style-name="P44" svg:width="2.911cm" svg:height="0.408cm" svg:x="7.445cm" svg:y="11.151cm"><draw:text-box><text:p><text:span text:style-name="T29">FSK (Phy 1)</text:span></text:p></draw:text-box></draw:frame></draw:g><draw:g text:anchor-type="paragraph" draw:z-index="8" draw:name="DrawObject8" draw:style-name="gr1"><draw:path draw:name="Forme52" draw:style-name="gr8" draw:text-style-name="P45" svg:width="0.115cm" svg:height="0.286cm" svg:x="11.492cm" svg:y="10.765cm" svg:viewBox="0 0 116 287" svg:d="M0 287c58-646 116 0 116 0"><text:p/></draw:path><draw:path draw:name="Forme53" draw:style-name="gr8" draw:text-style-name="P45" svg:width="0.115cm" svg:height="0.286cm" svg:x="11.608cm" svg:y="11.049cm" svg:viewBox="0 0 116 287" svg:d="M0 0c58 645 116 0 116 0"><text:p/></draw:path><draw:path draw:name="Forme54" draw:style-name="gr8" draw:text-style-name="P45" svg:width="0.115cm" svg:height="0.286cm" svg:x="11.723cm" svg:y="10.765cm" svg:viewBox="0 0 116 287" svg:d="M0 287c58-646 116 0 116 0"><text:p/></draw:path><draw:path draw:name="Forme55" draw:style-name="gr8" draw:text-style-name="P45" svg:width="0.115cm" svg:height="0.286cm" svg:x="11.84cm" svg:y="11.049cm" svg:viewBox="0 0 116 287" svg:d="M0 0c58 645 116 0 116 0"><text:p/></draw:path><draw:path draw:name="Forme56" draw:style-name="gr8" draw:text-style-name="P45" svg:width="0.115cm" svg:height="0.286cm" svg:x="11.959cm" svg:y="10.765cm" svg:viewBox="0 0 116 287" svg:d="M0 287c58-646 116 0 116 0"><text:p/></draw:path><draw:path draw:name="Forme57" draw:style-name="gr8" draw:text-style-name="P45" svg:width="0.115cm" svg:height="0.286cm" svg:x="12.072cm" svg:y="11.049cm" svg:viewBox="0 0 116 287" svg:d="M0 0c58 645 116 0 116 0"><text:p/></draw:path><draw:path draw:name="Forme58" draw:style-name="gr8" draw:text-style-name="P45" svg:width="0.115cm" svg:height="0.286cm" svg:x="12.187cm" svg:y="10.765cm" svg:viewBox="0 0 116 287" svg:d="M0 287c58-646 116 0 116 0"><text:p/></draw:path><draw:path draw:name="Forme63" draw:style-name="gr8" draw:text-style-name="P45" svg:width="0.073cm" svg:height="0.286cm" svg:x="12.31cm" svg:y="11.049cm" svg:viewBox="0 0 74 287" svg:d="M0 0c37 645 74 0 74 0"><text:p/></draw:path><draw:path draw:name="Forme64" draw:style-name="gr8" draw:text-style-name="P45" svg:width="0.073cm" svg:height="0.286cm" svg:x="12.386cm" svg:y="10.765cm" svg:viewBox="0 0 74 287" svg:d="M0 287c37-646 74 0 74 0"><text:p/></draw:path><draw:path draw:name="Forme65" draw:style-name="gr8" draw:text-style-name="P45" svg:width="0.073cm" svg:height="0.286cm" svg:x="12.46cm" svg:y="11.049cm" svg:viewBox="0 0 74 287" svg:d="M0 0c37 645 74 0 74 0"><text:p/></draw:path><draw:path draw:name="Forme66" draw:style-name="gr8" draw:text-style-name="P45" svg:width="0.073cm" svg:height="0.286cm" svg:x="12.534cm" svg:y="10.765cm" svg:viewBox="0 0 74 287" svg:d="M0 287c37-646 74 0 74 0"><text:p/></draw:path><draw:path draw:name="Forme67" draw:style-name="gr8" draw:text-style-name="P45" svg:width="0.073cm" svg:height="0.286cm" svg:x="12.61cm" svg:y="11.049cm" svg:viewBox="0 0 74 287" svg:d="M0 0c37 645 74 0 74 0"><text:p/></draw:path><draw:path draw:name="Forme68" draw:style-name="gr8" draw:text-style-name="P45" svg:width="0.073cm" svg:height="0.286cm" svg:x="12.684cm" svg:y="10.765cm" svg:viewBox="0 0 74 287" svg:d="M0 287c37-646 74 0 74 0"><text:p/></draw:path><draw:path draw:name="Forme69" draw:style-name="gr8" draw:text-style-name="P45" svg:width="0.073cm" svg:height="0.286cm" svg:x="12.755cm" svg:y="11.049cm" svg:viewBox="0 0 74 287" svg:d="M0 0c37 645 74 0 74 0"><text:p/></draw:path><draw:path draw:name="Forme75" draw:style-name="gr9" draw:text-style-name="P45" svg:width="0.115cm" svg:height="0.286cm" svg:x="11.723cm" svg:y="10.765cm" svg:viewBox="0 0 116 287" svg:d="M0 287c58-646 116 0 116 0"><text:p/></draw:path><draw:path draw:name="Forme76" draw:style-name="gr9" draw:text-style-name="P45" svg:width="0.115cm" svg:height="0.286cm" svg:x="11.84cm" svg:y="11.049cm" svg:viewBox="0 0 116 287" svg:d="M0 0c58 645 116 0 116 0"><text:p/></draw:path><draw:path draw:name="Forme77" draw:style-name="gr9" draw:text-style-name="P45" svg:width="0.115cm" svg:height="0.286cm" svg:x="11.959cm" svg:y="10.765cm" svg:viewBox="0 0 116 287" svg:d="M0 287c58-646 116 0 116 0"><text:p/></draw:path><draw:path draw:name="Forme78" draw:style-name="gr9" draw:text-style-name="P45" svg:width="0.115cm" svg:height="0.286cm" svg:x="12.072cm" svg:y="11.049cm" svg:viewBox="0 0 116 287" svg:d="M0 0c58 645 116 0 116 0"><text:p/></draw:path><draw:path draw:name="Forme79" draw:style-name="gr9" draw:text-style-name="P45" svg:width="0.115cm" svg:height="0.286cm" svg:x="12.187cm" svg:y="10.765cm" svg:viewBox="0 0 116 287" svg:d="M0 287c58-646 116 0 116 0"><text:p/></draw:path><draw:path draw:name="Forme84" draw:style-name="gr9" draw:text-style-name="P45" svg:width="0.073cm" svg:height="0.286cm" svg:x="12.31cm" svg:y="11.049cm" svg:viewBox="0 0 74 287" svg:d="M0 0c37 645 74 0 74 0"><text:p/></draw:path><draw:path draw:name="Forme85" draw:style-name="gr9" draw:text-style-name="P45" svg:width="0.073cm" svg:height="0.286cm" svg:x="12.386cm" svg:y="10.765cm" svg:viewBox="0 0 74 287" svg:d="M0 287c37-646 74 0 74 0"><text:p/></draw:path><draw:path draw:name="Forme86" draw:style-name="gr9" draw:text-style-name="P45" svg:width="0.073cm" svg:height="0.286cm" svg:x="12.46cm" svg:y="11.049cm" svg:viewBox="0 0 74 287" svg:d="M0 0c37 645 74 0 74 0"><text:p/></draw:path><draw:g draw:name="Forme87" draw:style-name="gr10"><draw:path draw:style-name="gr9" draw:text-style-name="P45" svg:width="0.115cm" svg:height="0.286cm" svg:x="11.492cm" svg:y="10.765cm" svg:viewBox="0 0 116 287" svg:d="M0 287c58-646 116 0 116 0"><text:p/></draw:path><draw:path draw:style-name="gr9" draw:text-style-name="P45" svg:width="0.115cm" svg:height="0.286cm" svg:x="11.608cm" svg:y="11.049cm" svg:viewBox="0 0 116 287" svg:d="M0 0c58 645 116 0 116 0"><text:p/></draw:path></draw:g><draw:path draw:name="Forme102" draw:style-name="gr9" draw:text-style-name="P45" svg:width="0.073cm" svg:height="0.286cm" svg:x="12.46cm" svg:y="11.049cm" svg:viewBox="0 0 74 287" svg:d="M74 0c-37 645-74 0-74 0"><text:p/></draw:path><draw:path draw:name="Forme103" draw:style-name="gr9" draw:text-style-name="P45" svg:width="0.073cm" svg:height="0.291cm" svg:x="12.534cm" svg:y="10.759cm" svg:viewBox="0 0 74 292" svg:d="M0 292c37-656 74 0 74 0"><text:p/></draw:path><draw:path draw:name="Forme104" draw:style-name="gr9" draw:text-style-name="P45" svg:width="0.074cm" svg:height="0.286cm" svg:x="12.684cm" svg:y="10.765cm" svg:viewBox="0 0 75 287" svg:d="M75 287c-38-646-75 0-75 0"><text:p/></draw:path><draw:path draw:name="Forme105" draw:style-name="gr9" draw:text-style-name="P45" svg:width="0.074cm" svg:height="0.286cm" svg:x="12.61cm" svg:y="11.049cm" svg:viewBox="0 0 75 287" svg:d="M75 0c-38 645-75 0-75 0"><text:p/></draw:path><draw:path draw:name="Forme107" draw:style-name="gr9" draw:text-style-name="P45" svg:width="0.074cm" svg:height="0.286cm" svg:x="12.755cm" svg:y="11.049cm" svg:viewBox="0 0 75 287" svg:d="M75 0c-38 645-75 0-75 0"><text:p/></draw:path><draw:path draw:name="Forme111" draw:style-name="gr9" draw:text-style-name="P45" svg:width="0.115cm" svg:height="0.286cm" svg:x="11.723cm" svg:y="10.765cm" svg:viewBox="0 0 116 287" svg:d="M0 287c58-646 116 0 116 0"><text:p/></draw:path><draw:path draw:name="Forme112" draw:style-name="gr9" draw:text-style-name="P45" svg:width="0.115cm" svg:height="0.286cm" svg:x="11.84cm" svg:y="11.049cm" svg:viewBox="0 0 116 287" svg:d="M0 0c58 645 116 0 116 0"><text:p/></draw:path></draw:g><draw:g text:anchor-type="paragraph" draw:z-index="11" draw:name="DrawObject 8" draw:style-name="gr1"><draw:path draw:name="Forme 31" draw:style-name="gr8" draw:text-style-name="P45" svg:width="0.106cm" svg:height="0.036cm" svg:x="11.587cm" svg:y="11.617cm" svg:viewBox="0 0 107 37" svg:d="M0 37c54-83 107 0 107 0"><text:p/></draw:path><draw:path draw:name="Forme 32" draw:style-name="gr8" draw:text-style-name="P45" svg:width="0.106cm" svg:height="0.036cm" svg:x="11.693cm" svg:y="11.649cm" svg:viewBox="0 0 107 37" svg:d="M0 0c53 83 107 0 107 0"><text:p/></draw:path><draw:path draw:name="Forme 33" draw:style-name="gr8" draw:text-style-name="P45" svg:width="0.106cm" svg:height="0.036cm" svg:x="11.802cm" svg:y="11.617cm" svg:viewBox="0 0 107 37" svg:d="M0 37c54-83 107 0 107 0"><text:p/></draw:path><draw:path draw:name="Forme 34" draw:style-name="gr8" draw:text-style-name="P45" svg:width="0.106cm" svg:height="0.036cm" svg:x="11.908cm" svg:y="11.649cm" svg:viewBox="0 0 107 37" svg:d="M0 0c53 83 107 0 107 0"><text:p/></draw:path><draw:path draw:name="Forme 35" draw:style-name="gr8" draw:text-style-name="P45" svg:width="0.106cm" svg:height="0.036cm" svg:x="12.014cm" svg:y="11.617cm" svg:viewBox="0 0 107 37" svg:d="M0 37c54-83 107 0 107 0"><text:p/></draw:path><draw:path draw:name="Forme 36" draw:style-name="gr8" draw:text-style-name="P45" svg:width="0.106cm" svg:height="0.036cm" svg:x="12.12cm" svg:y="11.649cm" svg:viewBox="0 0 107 37" svg:d="M0 0c53 83 107 0 107 0"><text:p/></draw:path><draw:path draw:name="Forme 37" draw:style-name="gr8" draw:text-style-name="P45" svg:width="0.106cm" svg:height="0.036cm" svg:x="12.229cm" svg:y="11.617cm" svg:viewBox="0 0 107 37" svg:d="M0 37c54-83 107 0 107 0"><text:p/></draw:path><draw:path draw:name="Forme 38" draw:style-name="gr8" draw:text-style-name="P45" svg:width="0.068cm" svg:height="0.036cm" svg:x="12.342cm" svg:y="11.649cm" svg:viewBox="0 0 69 37" svg:d="M0 0c34 83 69 0 69 0"><text:p/></draw:path><draw:path draw:name="Forme 39" draw:style-name="gr8" draw:text-style-name="P45" svg:width="0.068cm" svg:height="0.036cm" svg:x="12.411cm" svg:y="11.617cm" svg:viewBox="0 0 69 37" svg:d="M0 37c34-83 69 0 69 0"><text:p/></draw:path><draw:path draw:name="Forme 40" draw:style-name="gr8" draw:text-style-name="P45" svg:width="0.068cm" svg:height="0.036cm" svg:x="12.478cm" svg:y="11.649cm" svg:viewBox="0 0 69 37" svg:d="M0 0c34 83 69 0 69 0"><text:p/></draw:path><draw:path draw:name="Forme 41" draw:style-name="gr8" draw:text-style-name="P45" svg:width="0.068cm" svg:height="0.036cm" svg:x="12.548cm" svg:y="11.617cm" svg:viewBox="0 0 69 37" svg:d="M0 37c34-83 69 0 69 0"><text:p/></draw:path><draw:path draw:name="Forme 42" draw:style-name="gr8" draw:text-style-name="P45" svg:width="0.068cm" svg:height="0.036cm" svg:x="12.615cm" svg:y="11.649cm" svg:viewBox="0 0 69 37" svg:d="M0 0c34 83 69 0 69 0"><text:p/></draw:path><draw:path draw:name="Forme 43" draw:style-name="gr8" draw:text-style-name="P45" svg:width="0.068cm" svg:height="0.036cm" svg:x="12.685cm" svg:y="11.617cm" svg:viewBox="0 0 69 37" svg:d="M0 37c34-83 69 0 69 0"><text:p/></draw:path><draw:path draw:name="Forme 44" draw:style-name="gr8" draw:text-style-name="P45" svg:width="0.068cm" svg:height="0.036cm" svg:x="12.753cm" svg:y="11.649cm" svg:viewBox="0 0 69 37" svg:d="M0 0c34 83 69 0 69 0"><text:p/></draw:path><draw:path draw:name="Forme 45" draw:style-name="gr9" draw:text-style-name="P45" svg:width="0.106cm" svg:height="0.036cm" svg:x="11.802cm" svg:y="11.617cm" svg:viewBox="0 0 107 37" svg:d="M0 37c54-83 107 0 107 0"><text:p/></draw:path><draw:path draw:name="Forme 46" draw:style-name="gr9" draw:text-style-name="P45" svg:width="0.106cm" svg:height="0.036cm" svg:x="11.908cm" svg:y="11.649cm" svg:viewBox="0 0 107 37" svg:d="M0 0c53 83 107 0 107 0"><text:p/></draw:path><draw:path draw:name="Forme 47" draw:style-name="gr9" draw:text-style-name="P45" svg:width="0.106cm" svg:height="0.036cm" svg:x="12.014cm" svg:y="11.617cm" svg:viewBox="0 0 107 37" svg:d="M0 37c54-83 107 0 107 0"><text:p/></draw:path><draw:path draw:name="Forme 48" draw:style-name="gr9" draw:text-style-name="P45" svg:width="0.106cm" svg:height="0.036cm" svg:x="12.123cm" svg:y="11.649cm" svg:viewBox="0 0 107 37" svg:d="M0 0c53 83 107 0 107 0"><text:p/></draw:path><draw:path draw:name="Forme 49" draw:style-name="gr9" draw:text-style-name="P45" svg:width="0.106cm" svg:height="0.036cm" svg:x="12.229cm" svg:y="11.617cm" svg:viewBox="0 0 107 37" svg:d="M0 37c54-83 107 0 107 0"><text:p/></draw:path><draw:path draw:name="Forme 50" draw:style-name="gr9" draw:text-style-name="P45" svg:width="0.068cm" svg:height="0.036cm" svg:x="12.342cm" svg:y="11.649cm" svg:viewBox="0 0 69 37" svg:d="M0 0c34 83 69 0 69 0"><text:p/></draw:path><draw:path draw:name="Forme 51" draw:style-name="gr9" draw:text-style-name="P45" svg:width="0.068cm" svg:height="0.036cm" svg:x="12.411cm" svg:y="11.617cm" svg:viewBox="0 0 69 37" svg:d="M0 37c34-83 69 0 69 0"><text:p/></draw:path><draw:path draw:name="Forme 52" draw:style-name="gr9" draw:text-style-name="P45" svg:width="0.068cm" svg:height="0.036cm" svg:x="12.478cm" svg:y="11.649cm" svg:viewBox="0 0 69 37" svg:d="M0 0c34 83 69 0 69 0"><text:p/></draw:path><draw:g draw:name="Forme 53" draw:style-name="gr10"><draw:path draw:style-name="gr9" draw:text-style-name="P45" svg:width="0.106cm" svg:height="0.036cm" svg:x="11.587cm" svg:y="11.617cm" svg:viewBox="0 0 107 37" svg:d="M0 37c54-83 107 0 107 0"><text:p/></draw:path><draw:path draw:style-name="gr9" draw:text-style-name="P45" svg:width="0.106cm" svg:height="0.036cm" svg:x="11.693cm" svg:y="11.649cm" svg:viewBox="0 0 107 37" svg:d="M0 0c53 83 107 0 107 0"><text:p/></draw:path></draw:g><draw:path draw:name="Forme 54" draw:style-name="gr9" draw:text-style-name="P45" svg:width="0.068cm" svg:height="0.036cm" svg:x="12.478cm" svg:y="11.649cm" svg:viewBox="0 0 69 37" svg:d="M69 0c-35 83-69 0-69 0"><text:p/></draw:path><draw:path draw:name="Forme 55" draw:style-name="gr9" draw:text-style-name="P45" svg:width="0.068cm" svg:height="0.036cm" svg:x="12.548cm" svg:y="11.611cm" svg:viewBox="0 0 69 37" svg:d="M0 37c34-84 69 0 69 0"><text:p/></draw:path><draw:path draw:name="Forme 56" draw:style-name="gr9" draw:text-style-name="P45" svg:width="0.068cm" svg:height="0.036cm" svg:x="12.686cm" svg:y="11.617cm" svg:viewBox="0 0 69 37" svg:d="M69 37c-35-83-69 0-69 0"><text:p/></draw:path><draw:path draw:name="Forme 57" draw:style-name="gr9" draw:text-style-name="P45" svg:width="0.068cm" svg:height="0.036cm" svg:x="12.617cm" svg:y="11.649cm" svg:viewBox="0 0 69 37" svg:d="M69 0c-35 83-69 0-69 0"><text:p/></draw:path><draw:path draw:name="Forme 58" draw:style-name="gr9" draw:text-style-name="P45" svg:width="0.068cm" svg:height="0.036cm" svg:x="12.754cm" svg:y="11.649cm" svg:viewBox="0 0 69 37" svg:d="M69 0c-35 83-69 0-69 0"><text:p/></draw:path><draw:path draw:name="Forme 59" draw:style-name="gr9" draw:text-style-name="P45" svg:width="0.106cm" svg:height="0.036cm" svg:x="11.802cm" svg:y="11.617cm" svg:viewBox="0 0 107 37" svg:d="M0 37c54-83 107 0 107 0"><text:p/></draw:path><draw:path draw:name="Forme 60" draw:style-name="gr9" draw:text-style-name="P45" svg:width="0.106cm" svg:height="0.036cm" svg:x="11.908cm" svg:y="11.649cm" svg:viewBox="0 0 107 37" svg:d="M0 0c53 83 107 0 107 0"><text:p/></draw:path></draw:g><draw:g text:anchor-type="paragraph" draw:z-index="13" draw:name="DrawObject 9" draw:style-name="gr1"><draw:custom-shape draw:name="Forme 19" draw:style-name="gr15" svg:width="3.193cm" svg:height="0.9cm" svg:x="7.02cm" svg:y="4.547cm"><text:p/><draw:enhanced-geometry svg:viewBox="0 0 21600 21600" draw:type="rectangle" draw:enhanced-path="M 0 0 L 21600 0 21600 21600 0 21600 0 0 Z N"/></draw:custom-shape><draw:frame draw:name="Cadre de texte 30" draw:style-name="gr16" draw:text-style-name="P44" svg:width="2.911cm" svg:height="0.408cm" svg:x="7.3cm" svg:y="4.738cm"><draw:text-box><text:p><text:span text:style-name="T29"><text:s text:c="2"/></text:span><text:span text:style-name="T29">PhyUART</text:span></text:p></draw:text-box></draw:frame></draw:g><draw:g text:anchor-type="paragraph" draw:z-index="4" draw:name="DrawObject6" draw:style-name="gr1"><draw:line draw:name="Ligne verticale 2" draw:style-name="gr6" draw:text-style-name="P45" svg:x1="7.691cm" svg:y1="0.108cm" svg:x2="7.691cm" svg:y2="2.168cm"><text:p/></draw:line><draw:line draw:name="Ligne verticale 3" draw:style-name="gr6" draw:text-style-name="P45" svg:x1="9.524cm" svg:y1="2.168cm" svg:x2="9.506cm" svg:y2="0.108cm"><text:p/></draw:line></draw:g><draw:frame text:anchor-type="paragraph" draw:z-index="16" draw:name="Cadre de texte 38" draw:style-name="gr17" draw:text-style-name="P46" svg:width="4.368cm" svg:height="1.634cm" svg:x="2.605cm" svg:y="0.344cm"><draw:text-box><text:p><text:span text:style-name="T30"><text:s/></text:span><text:span text:style-name="T30">MACPhyUART_SendNewMssg (</text:span></text:p><text:p><text:span text:style-name="T21">char Dest @,</text:span></text:p><text:p><text:span text:style-name="T21">char * AdrString,</text:span></text:p><text:p><text:span text:style-name="T21">int Long)</text:span></text:p><text:p><text:span text:style-name="T22"/></text:p></draw:text-box></draw:frame></text:p>
      <text:p text:style-name="P4"><draw:frame text:anchor-type="paragraph" draw:z-index="71" draw:style-name="gr76" draw:text-style-name="P59" svg:width="2.281cm" svg:height="0.733cm" svg:x="14.677cm" svg:y="0.37cm"><draw:text-box><text:p><text:span text:style-name="T45">Long = Len – 4 au minimum !</text:span></text:p></draw:text-box></draw:frame></text:p>
      <text:p text:style-name="P4"><draw:line text:anchor-type="paragraph" draw:z-index="70" draw:style-name="gr72" draw:text-style-name="P45" svg:x1="14.351cm" svg:y1="-0.076cm" svg:x2="12.199cm" svg:y2="-0.071cm"><text:p/></draw:line></text:p>
      <text:p text:style-name="P4"><draw:frame text:anchor-type="paragraph" draw:z-index="68" draw:name="Cadre de texte 33" draw:style-name="gr74" draw:text-style-name="P46" svg:width="4.139cm" svg:height="0.329cm" svg:x="10.432cm" svg:y="-0.162cm"><draw:text-box><text:p><text:span text:style-name="T43">MACStrReceived[Len-4]=</text:span><text:span text:style-name="T44">|Data'</text:span><text:span text:style-name="T43">|.</text:span></text:p></draw:text-box></draw:frame></text:p>
      <text:p text:style-name="P4"><draw:line text:anchor-type="paragraph" draw:z-index="75" draw:name="Ligne verticale 9" draw:style-name="gr7" draw:text-style-name="P45" svg:x1="13.882cm" svg:y1="0.802cm" svg:x2="13.882cm" svg:y2="-0.064cm"><text:p/></draw:line><draw:frame text:anchor-type="paragraph" draw:z-index="76" draw:style-name="gr76" draw:text-style-name="P59" svg:width="2.281cm" svg:height="0.733cm" svg:x="14.261cm" svg:y="0.185cm"><draw:text-box><text:p><text:span text:style-name="T45">@Dest=@My ou</text:span></text:p><text:p><text:span text:style-name="T45"><text:s text:c="12"/></text:span><text:span text:style-name="T45">= 0xFF</text:span></text:p></draw:text-box></draw:frame></text:p>
      <text:p text:style-name="P4"><draw:frame text:anchor-type="paragraph" draw:z-index="17" draw:name="Cadre de texte 33" draw:style-name="gr18" draw:text-style-name="P46" svg:width="5.737cm" svg:height="1.308cm" svg:x="2.593cm" svg:y="0.173cm"><draw:text-box><text:p><text:span text:style-name="T22">MAC Frame </text:span></text:p><text:p><text:span text:style-name="T21">StrToSend [ Long+2] =|</text:span><text:span text:style-name="T31">My@</text:span><text:span text:style-name="T21">|</text:span><text:span text:style-name="T32">Dest@</text:span><text:span text:style-name="T21">|Data'|</text:span></text:p><text:p><text:span text:style-name="T21"/></text:p><text:p><text:span text:style-name="T22"/></text:p></draw:text-box></draw:frame><draw:g text:anchor-type="paragraph" draw:z-index="5" draw:name="DrawObject 6" draw:style-name="gr1"><draw:line draw:name="Ligne verticale 5" draw:style-name="gr6" draw:text-style-name="P45" svg:x1="7.692cm" svg:y1="0.158cm" svg:x2="7.692cm" svg:y2="1.259cm"><text:p/></draw:line><draw:line draw:name="Ligne verticale 6" draw:style-name="gr6" draw:text-style-name="P45" svg:x1="9.525cm" svg:y1="1.259cm" svg:x2="9.507cm" svg:y2="0.158cm"><text:p/></draw:line></draw:g><draw:frame text:anchor-type="paragraph" draw:z-index="72" draw:name="Cadre de texte 33" draw:style-name="gr70" draw:text-style-name="P46" svg:width="6.64cm" svg:height="1.11cm" svg:x="10.908cm" svg:y="0.037cm"><draw:text-box><text:p><text:span text:style-name="T41"/></text:p><text:p><text:span text:style-name="T22">MAC Frame</text:span></text:p><text:p><text:span text:style-name="T43">StrReceived[Len-2]=|</text:span><text:span text:style-name="T44">My@|Dest@|Data'</text:span><text:span text:style-name="T43">|.</text:span></text:p></draw:text-box></draw:frame></text:p>
      <text:p text:style-name="P4"/>
      <text:p text:style-name="P4"><draw:line text:anchor-type="paragraph" draw:z-index="73" draw:name="Ligne verticale 9" draw:style-name="gr7" draw:text-style-name="P45" svg:x1="13.882cm" svg:y1="0.981cm" svg:x2="13.882cm" svg:y2="0.115cm"><text:p/></draw:line><draw:frame text:anchor-type="paragraph" draw:z-index="74" draw:style-name="gr71" draw:text-style-name="P59" svg:width="2.281cm" svg:height="0.511cm" svg:x="14.187cm" svg:y="0.33cm"><draw:text-box><text:p><text:span text:style-name="T45">Checksum OK</text:span></text:p></draw:text-box></draw:frame></text:p>
      <text:p text:style-name="P4"><draw:frame text:anchor-type="paragraph" draw:z-index="60" draw:name="Cadre de texte 33" draw:style-name="gr69" draw:text-style-name="P46" svg:width="5.292cm" svg:height="1.414cm" svg:x="2.198cm" svg:y="0.067cm"><draw:text-box><text:p><text:span text:style-name="T22">Phy Frame</text:span></text:p><text:p><text:span text:style-name="T21">Phy_UART_TransmFrame [Len+4 +5] =</text:span></text:p><text:p><text:span text:style-name="T42">|#####| Long+4</text:span><text:span text:style-name="T21">|</text:span><text:span text:style-name="T32">My@</text:span><text:span text:style-name="T21">|</text:span><text:span text:style-name="T32">Dest@</text:span><text:span text:style-name="T21">|Data'|</text:span><text:span text:style-name="T42">Checksum</text:span><text:span text:style-name="T21">|</text:span></text:p><text:p><text:span text:style-name="T22"/></text:p></draw:text-box></draw:frame><draw:line text:anchor-type="paragraph" draw:z-index="14" draw:name="Ligne verticale 4" draw:style-name="gr7" draw:text-style-name="P45" svg:x1="7.666cm" svg:y1="0.409cm" svg:x2="7.666cm" svg:y2="1.24cm"><text:p/></draw:line><draw:line text:anchor-type="paragraph" draw:z-index="15" draw:name="Ligne verticale 9" draw:style-name="gr7" draw:text-style-name="P45" svg:x1="9.557cm" svg:y1="1.24cm" svg:x2="9.557cm" svg:y2="0.374cm"><text:p/></draw:line><draw:frame text:anchor-type="paragraph" draw:z-index="61" draw:name="Cadre de texte 33" draw:style-name="gr70" draw:text-style-name="P46" svg:width="6.64cm" svg:height="1.11cm" svg:x="10.742cm" svg:y="0.323cm"><draw:text-box><text:p><text:span text:style-name="T22">Phy Frame</text:span></text:p><text:p><text:span text:style-name="T43">IncomingMssg[Len-1]=|</text:span><text:span text:style-name="T44">My@|Dest@|Data'</text:span><text:span text:style-name="T43">|CheckSum|.</text:span></text:p></draw:text-box></draw:frame></text:p>
      <text:p text:style-name="P5"/>
      <text:p text:style-name="P5"><draw:custom-shape text:anchor-type="paragraph" draw:z-index="19" draw:name="Forme 4" draw:style-name="gr19" svg:width="3.193cm" svg:height="0.9cm" svg:x="7.057cm" svg:y="-0.004cm"><text:p/><draw:enhanced-geometry svg:viewBox="0 0 21600 21600" draw:type="rectangle" draw:enhanced-path="M 0 0 L 21600 0 21600 21600 0 21600 0 0 Z N"/></draw:custom-shape><draw:frame text:anchor-type="paragraph" draw:z-index="20" draw:name="Cadre de texte 9" draw:style-name="gr20" draw:text-style-name="P47" svg:width="2.911cm" svg:height="0.733cm" svg:x="7.34cm" svg:y="-0.004cm"><draw:text-box><text:p><text:span text:style-name="T33">UART_FSK_103.c </text:span></text:p><text:p><text:span text:style-name="T33">/ UART_L031.c</text:span></text:p></draw:text-box></draw:frame><draw:line text:anchor-type="paragraph" draw:z-index="66" draw:style-name="gr72" draw:text-style-name="P45" svg:x1="12.416cm" svg:y1="1.469cm" svg:x2="14.497cm" svg:y2="0.097cm"><text:p/></draw:line><draw:custom-shape text:anchor-type="paragraph" draw:z-index="67" draw:style-name="gr73" draw:text-style-name="P45" svg:width="0.292cm" svg:height="2.156cm" draw:transform="rotate (1.5707963267946) translate (13.4725833333333cm 0.09701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5"><draw:line text:anchor-type="paragraph" draw:z-index="22" draw:name="Ligne verticale 9" draw:style-name="gr7" draw:text-style-name="P45" svg:x1="9.527cm" svg:y1="1.497cm" svg:x2="9.527cm" svg:y2="0.425cm"><text:p/></draw:line><draw:frame text:anchor-type="paragraph" draw:z-index="63" draw:name="Cadre de texte 33" draw:style-name="gr69" draw:text-style-name="P46" svg:width="5.292cm" svg:height="1.414cm" svg:x="2.198cm" svg:y="0.279cm"><draw:text-box><text:p><text:span text:style-name="T22"/></text:p><text:p><text:span text:style-name="T42">|#####|Len</text:span><text:span text:style-name="T21">|</text:span><text:span text:style-name="T32">My@</text:span><text:span text:style-name="T21">|</text:span><text:span text:style-name="T32">Dest@</text:span><text:span text:style-name="T21">|Data'|</text:span><text:span text:style-name="T42">Checksum</text:span><text:span text:style-name="T21">|</text:span></text:p><text:p><text:span text:style-name="T22"/></text:p></draw:text-box></draw:frame></text:p>
      <text:p text:style-name="P5"><draw:line text:anchor-type="paragraph" draw:z-index="21" draw:name="Ligne verticale 4" draw:style-name="gr7" draw:text-style-name="P45" svg:x1="7.692cm" svg:y1="-0.159cm" svg:x2="7.692cm" svg:y2="0.839cm"><text:p/></draw:line><draw:frame text:anchor-type="paragraph" draw:z-index="62" draw:name="Cadre de texte 33" draw:style-name="gr17" draw:text-style-name="P46" svg:width="5.292cm" svg:height="1.634cm" svg:x="10.74cm" svg:y="-0.155cm"><draw:text-box><text:p><text:span text:style-name="T22"/></text:p><text:p><text:span text:style-name="T43"><text:s/></text:span><text:span text:style-name="T43">|#####|Len|</text:span><text:span text:style-name="T44">Data</text:span><text:span text:style-name="T43">|CheckSum|.</text:span></text:p><text:p><text:span text:style-name="T21"/></text:p><text:p><text:span text:style-name="T21"/></text:p><text:p><text:span text:style-name="T22"/></text:p></draw:text-box></draw:frame><draw:line text:anchor-type="paragraph" draw:z-index="65" draw:style-name="gr72" draw:text-style-name="P45" svg:x1="1.797cm" svg:y1="1.387cm" svg:x2="3.256cm" svg:y2="0.353cm"><text:p/></draw:line></text:p>
      <text:p text:style-name="P5"/>
      <text:p text:style-name="P5"><draw:frame text:anchor-type="paragraph" draw:z-index="64" draw:style-name="gr71" draw:text-style-name="P59" svg:width="2.281cm" svg:height="0.511cm" svg:x="0.776cm" svg:y="0.071cm"><draw:text-box><text:p><text:span text:style-name="T45">Len = Long +4</text:span></text:p></draw:text-box></draw:frame></text:p>
      <text:p text:style-name="P5"><draw:g text:anchor-type="paragraph" draw:z-index="12" draw:name="DrawObject11" draw:style-name="gr1"><draw:line draw:name="Ligne 10" draw:style-name="gr12" draw:text-style-name="P45" svg:x1="5.311cm" svg:y1="0.355cm" svg:x2="5.578cm" svg:y2="0.355cm"><text:p/></draw:line><draw:line draw:name="Ligne 11" draw:style-name="gr12" draw:text-style-name="P45" svg:x1="5.576cm" svg:y1="0.676cm" svg:x2="5.576cm" svg:y2="0.355cm"><text:p/></draw:line><draw:line draw:name="Ligne 12" draw:style-name="gr12" draw:text-style-name="P45" svg:x1="5.576cm" svg:y1="0.676cm" svg:x2="5.734cm" svg:y2="0.676cm"><text:p/></draw:line><draw:line draw:name="Ligne 13" draw:style-name="gr12" draw:text-style-name="P45" svg:x1="5.733cm" svg:y1="0.676cm" svg:x2="5.733cm" svg:y2="0.355cm"><text:p/></draw:line><draw:custom-shape draw:name="Forme 11" draw:style-name="gr13" svg:width="0.165cm" svg:height="0.322cm" svg:x="5.736cm" svg:y="0.355cm"><text:p/><draw:enhanced-geometry svg:viewBox="0 0 21600 21600" draw:type="rectangle" draw:enhanced-path="M 0 0 L 21600 0 21600 21600 0 21600 0 0 Z N"/></draw:custom-shape><draw:custom-shape draw:name="Forme 12" draw:style-name="gr13" svg:width="0.165cm" svg:height="0.322cm" svg:x="5.9cm" svg:y="0.355cm"><text:p/><draw:enhanced-geometry svg:viewBox="0 0 21600 21600" draw:type="rectangle" draw:enhanced-path="M 0 0 L 21600 0 21600 21600 0 21600 0 0 Z N"/></draw:custom-shape><draw:line draw:name="Ligne 14" draw:style-name="gr12" draw:text-style-name="P45" svg:x1="6.064cm" svg:y1="0.676cm" svg:x2="6.064cm" svg:y2="0.355cm"><text:p/></draw:line><draw:custom-shape draw:name="Forme 13" draw:style-name="gr14" svg:width="0.167cm" svg:height="0.322cm" svg:x="6.064cm" svg:y="0.355cm"><text:p/><draw:enhanced-geometry svg:viewBox="0 0 21600 21600" draw:type="rectangle" draw:enhanced-path="M 0 0 L 21600 0 21600 21600 0 21600 0 0 Z N"/></draw:custom-shape><draw:custom-shape draw:name="Forme 14" draw:style-name="gr13" svg:width="0.165cm" svg:height="0.322cm" svg:x="6.23cm" svg:y="0.355cm"><text:p/><draw:enhanced-geometry svg:viewBox="0 0 21600 21600" draw:type="rectangle" draw:enhanced-path="M 0 0 L 21600 0 21600 21600 0 21600 0 0 Z N"/></draw:custom-shape><draw:line draw:name="Ligne 22" draw:style-name="gr12" draw:text-style-name="P45" svg:x1="6.391cm" svg:y1="0.676cm" svg:x2="6.391cm" svg:y2="0.355cm"><text:p/></draw:line><draw:custom-shape draw:name="Forme 15" draw:style-name="gr13" svg:width="0.165cm" svg:height="0.322cm" svg:x="6.394cm" svg:y="0.355cm"><text:p/><draw:enhanced-geometry svg:viewBox="0 0 21600 21600" draw:type="rectangle" draw:enhanced-path="M 0 0 L 21600 0 21600 21600 0 21600 0 0 Z N"/></draw:custom-shape><draw:custom-shape draw:name="Forme 16" draw:style-name="gr13" svg:width="0.165cm" svg:height="0.322cm" svg:x="6.558cm" svg:y="0.355cm"><text:p/><draw:enhanced-geometry svg:viewBox="0 0 21600 21600" draw:type="rectangle" draw:enhanced-path="M 0 0 L 21600 0 21600 21600 0 21600 0 0 Z N"/></draw:custom-shape><draw:line draw:name="Ligne 23" draw:style-name="gr12" draw:text-style-name="P45" svg:x1="6.722cm" svg:y1="0.676cm" svg:x2="6.722cm" svg:y2="0.355cm"><text:p/></draw:line><draw:custom-shape draw:name="Forme 17" draw:style-name="gr13" svg:width="0.165cm" svg:height="0.322cm" svg:x="6.722cm" svg:y="0.355cm"><text:p/><draw:enhanced-geometry svg:viewBox="0 0 21600 21600" draw:type="rectangle" draw:enhanced-path="M 0 0 L 21600 0 21600 21600 0 21600 0 0 Z N"/></draw:custom-shape><draw:custom-shape draw:name="Forme 18" draw:style-name="gr14" svg:width="0.167cm" svg:height="0.322cm" svg:x="6.886cm" svg:y="0.355cm"><text:p/><draw:enhanced-geometry svg:viewBox="0 0 21600 21600" draw:type="rectangle" draw:enhanced-path="M 0 0 L 21600 0 21600 21600 0 21600 0 0 Z N"/></draw:custom-shape><draw:line draw:name="Ligne 24" draw:style-name="gr12" draw:text-style-name="P45" svg:x1="7.052cm" svg:y1="0.355cm" svg:x2="7.319cm" svg:y2="0.355cm"><text:p/></draw:line></draw:g><draw:g text:anchor-type="paragraph" draw:z-index="18" draw:name="DrawObject11" draw:style-name="gr1"><draw:line draw:name="Ligne 10" draw:style-name="gr12" draw:text-style-name="P45" svg:x1="9.731cm" svg:y1="0.212cm" svg:x2="9.998cm" svg:y2="0.212cm"><text:p/></draw:line><draw:line draw:name="Ligne 11" draw:style-name="gr12" draw:text-style-name="P45" svg:x1="9.999cm" svg:y1="0.533cm" svg:x2="9.999cm" svg:y2="0.212cm"><text:p/></draw:line><draw:line draw:name="Ligne 12" draw:style-name="gr12" draw:text-style-name="P45" svg:x1="9.999cm" svg:y1="0.533cm" svg:x2="10.157cm" svg:y2="0.533cm"><text:p/></draw:line><draw:line draw:name="Ligne 13" draw:style-name="gr12" draw:text-style-name="P45" svg:x1="10.156cm" svg:y1="0.533cm" svg:x2="10.156cm" svg:y2="0.212cm"><text:p/></draw:line><draw:custom-shape draw:name="Forme 11" draw:style-name="gr13" svg:width="0.165cm" svg:height="0.322cm" svg:x="10.154cm" svg:y="0.212cm"><text:p/><draw:enhanced-geometry svg:viewBox="0 0 21600 21600" draw:type="rectangle" draw:enhanced-path="M 0 0 L 21600 0 21600 21600 0 21600 0 0 Z N"/></draw:custom-shape><draw:custom-shape draw:name="Forme 12" draw:style-name="gr13" svg:width="0.165cm" svg:height="0.322cm" svg:x="10.318cm" svg:y="0.212cm"><text:p/><draw:enhanced-geometry svg:viewBox="0 0 21600 21600" draw:type="rectangle" draw:enhanced-path="M 0 0 L 21600 0 21600 21600 0 21600 0 0 Z N"/></draw:custom-shape><draw:line draw:name="Ligne 14" draw:style-name="gr12" draw:text-style-name="P45" svg:x1="10.486cm" svg:y1="0.533cm" svg:x2="10.486cm" svg:y2="0.212cm"><text:p/></draw:line><draw:custom-shape draw:name="Forme 13" draw:style-name="gr14" svg:width="0.167cm" svg:height="0.322cm" svg:x="10.482cm" svg:y="0.212cm"><text:p/><draw:enhanced-geometry svg:viewBox="0 0 21600 21600" draw:type="rectangle" draw:enhanced-path="M 0 0 L 21600 0 21600 21600 0 21600 0 0 Z N"/></draw:custom-shape><draw:custom-shape draw:name="Forme 14" draw:style-name="gr13" svg:width="0.165cm" svg:height="0.322cm" svg:x="10.648cm" svg:y="0.212cm"><text:p/><draw:enhanced-geometry svg:viewBox="0 0 21600 21600" draw:type="rectangle" draw:enhanced-path="M 0 0 L 21600 0 21600 21600 0 21600 0 0 Z N"/></draw:custom-shape><draw:line draw:name="Ligne 22" draw:style-name="gr12" draw:text-style-name="P45" svg:x1="10.814cm" svg:y1="0.533cm" svg:x2="10.814cm" svg:y2="0.212cm"><text:p/></draw:line><draw:custom-shape draw:name="Forme 15" draw:style-name="gr13" svg:width="0.165cm" svg:height="0.322cm" svg:x="10.812cm" svg:y="0.212cm"><text:p/><draw:enhanced-geometry svg:viewBox="0 0 21600 21600" draw:type="rectangle" draw:enhanced-path="M 0 0 L 21600 0 21600 21600 0 21600 0 0 Z N"/></draw:custom-shape><draw:custom-shape draw:name="Forme 16" draw:style-name="gr13" svg:width="0.165cm" svg:height="0.322cm" svg:x="10.976cm" svg:y="0.212cm"><text:p/><draw:enhanced-geometry svg:viewBox="0 0 21600 21600" draw:type="rectangle" draw:enhanced-path="M 0 0 L 21600 0 21600 21600 0 21600 0 0 Z N"/></draw:custom-shape><draw:line draw:name="Ligne 23" draw:style-name="gr12" draw:text-style-name="P45" svg:x1="11.142cm" svg:y1="0.533cm" svg:x2="11.142cm" svg:y2="0.212cm"><text:p/></draw:line><draw:custom-shape draw:name="Forme 17" draw:style-name="gr13" svg:width="0.165cm" svg:height="0.322cm" svg:x="11.14cm" svg:y="0.212cm"><text:p/><draw:enhanced-geometry svg:viewBox="0 0 21600 21600" draw:type="rectangle" draw:enhanced-path="M 0 0 L 21600 0 21600 21600 0 21600 0 0 Z N"/></draw:custom-shape><draw:custom-shape draw:name="Forme 18" draw:style-name="gr14" svg:width="0.167cm" svg:height="0.322cm" svg:x="11.304cm" svg:y="0.212cm"><text:p/><draw:enhanced-geometry svg:viewBox="0 0 21600 21600" draw:type="rectangle" draw:enhanced-path="M 0 0 L 21600 0 21600 21600 0 21600 0 0 Z N"/></draw:custom-shape><draw:line draw:name="Ligne 24" draw:style-name="gr12" draw:text-style-name="P45" svg:x1="11.472cm" svg:y1="0.212cm" svg:x2="11.739cm" svg:y2="0.212cm"><text:p/></draw:line></draw:g><draw:line text:anchor-type="paragraph" draw:z-index="7" draw:name="Ligne verticale 8" draw:style-name="gr7" draw:text-style-name="P45" svg:x1="9.544cm" svg:y1="1.092cm" svg:x2="9.544cm" svg:y2="0.002cm"><text:p/></draw:line><draw:line text:anchor-type="paragraph" draw:z-index="6" draw:name="Ligne verticale 7" draw:style-name="gr7" draw:text-style-name="P45" svg:x1="7.712cm" svg:y1="0.002cm" svg:x2="7.712cm" svg:y2="1.092cm"><text:p/></draw:line></text:p>
      <text:p text:style-name="P5"/>
      <text:p text:style-name="P5"><draw:line text:anchor-type="paragraph" draw:z-index="9" draw:name="Ligne 8" draw:style-name="gr11" draw:text-style-name="P45" svg:x1="10.545cm" svg:y1="0.027cm" svg:x2="11.522cm" svg:y2="0.041cm"><text:p/></draw:line></text:p>
      <text:p text:style-name="P5"><draw:line text:anchor-type="paragraph" draw:z-index="10" draw:name="Ligne 9" draw:style-name="gr11" draw:text-style-name="P45" svg:x1="11.486cm" svg:y1="-0.194cm" svg:x2="10.555cm" svg:y2="-0.19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La machine à états de la pile</text:h>
      <text:p text:style-name="P12"/>
      <text:p text:style-name="P12">La pile est gérée par une machine à états synchrone.</text:p>
      <text:p text:style-name="P12"/>
      <text:h text:style-name="Heading_20_2" text:outline-level="2">Les variables associées aux transitions :</text:h>
      <text:p text:style-name="Text_20_body"/>
      <text:p text:style-name="Text_20_body">Transitions pour quitter l'état <text:span text:style-name="T4">Init</text:span> </text:p>
      <text:p text:style-name="P15"><draw:line text:anchor-type="paragraph" draw:z-index="77" draw:style-name="gr77" draw:text-style-name="P45" svg:x1="0.065cm" svg:y1="-0.179cm" svg:x2="11.543cm" svg:y2="-0.191cm"><text:p/></draw:line>PhyUART_Start</text:p>
      <text:p text:style-name="P12"><text:span text:style-name="T7">type</text:span> char,</text:p>
      <text:p text:style-name="P12"><text:span text:style-name="T7">Set </text:span>: fct PhyUART_StartFSM<text:span text:style-name="T2">(),</text:span></text:p>
      <text:p text:style-name="P16"><text:span text:style-name="T19">Reset</text:span><text:span text:style-name="T2"> </text:span><text:span text:style-name="T18">: jamais </text:span></text:p>
      <text:p text:style-name="P36"/>
      <text:p text:style-name="P36">Transitions pour quitter l'état <text:span text:style-name="T6">WaitForHeader</text:span></text:p>
      <text:p text:style-name="P15"><draw:line text:anchor-type="paragraph" draw:z-index="78" draw:style-name="gr77" draw:text-style-name="P45" svg:x1="0.046cm" svg:y1="-0.198cm" svg:x2="11.524cm" svg:y2="-0.21cm"><text:p/></draw:line>NewStrToSend </text:p>
      <text:p text:style-name="P12"><text:span text:style-name="T7">type</text:span> char,</text:p>
      <text:p text:style-name="P12"><text:span text:style-name="T7">Set </text:span>: fct <text:span text:style-name="T2">PhyUART_SendNewMssg(),</text:span></text:p>
      <text:p text:style-name="P12"><text:span text:style-name="T19">Reset</text:span><text:span text:style-name="T2"> </text:span><text:span text:style-name="T18">: dès qu'il a été pris en compte (entrée état </text:span><text:span text:style-name="T13">Framing</text:span><text:span text:style-name="T18">).</text:span></text:p>
      <text:p text:style-name="P37"/>
      <text:p text:style-name="P36">Message envoyé</text:p>
      <text:p text:style-name="P12"><text:span text:style-name="T7">type</text:span> ce n'est pas une variable. C'est la fin de transmission UART vers FSK qui se fait en polling. Cela correspond donc à la fin de la fonction print de l'UART,</text:p>
      <text:p text:style-name="P12"><text:span text:style-name="T7">Set </text:span>: Lors de la fin de transmission effective (flag de l'UART),</text:p>
      <text:p text:style-name="P12"><text:span text:style-name="T19">Reset</text:span><text:span text:style-name="T2"> </text:span><text:span text:style-name="T18">: automatique ou à faire logiciellement dans la fonction print UART.</text:span></text:p>
      <text:p text:style-name="P12"/>
      <text:p text:style-name="P36">UART_HeaderDetected</text:p>
      <text:p text:style-name="P12"><text:span text:style-name="T7">type</text:span> char,</text:p>
      <text:p text:style-name="P12"><text:span text:style-name="T7">Set </text:span>: dans le callback UART, si la séquence de ##### est trouvée,</text:p>
      <text:p text:style-name="P12"><text:span text:style-name="T19">Reset</text:span><text:span text:style-name="T2"> </text:span><text:span text:style-name="T18">: dès qu'il a été pris en compte (entrée état </text:span><text:span text:style-name="T12">ReadingFrame</text:span><text:span text:style-name="T18">).</text:span></text:p>
      <text:p text:style-name="P12"><text:span text:style-name="T18"/></text:p>
      <text:p text:style-name="P12">Transitions pour quitter les états <text:span text:style-name="T4">ReadingFrame, Checksum, UpdateMssgForMAC</text:span></text:p>
      <text:p text:style-name="P36"><draw:line text:anchor-type="paragraph" draw:z-index="79" draw:style-name="gr77" draw:text-style-name="P45" svg:x1="0.101cm" svg:y1="-0.085cm" svg:x2="11.579cm" svg:y2="-0.097cm"><text:p/></draw:line>Time Out</text:p>
      <text:p text:style-name="P12"><text:span text:style-name="T7">type</text:span> char,</text:p>
      <text:p text:style-name="P12"><text:span text:style-name="T7">Set </text:span>: fct <text:span text:style-name="T2">PhyUART_GetTimeOut_Status(),</text:span><text:span text:style-name="T18">la variable. </text:span><text:span text:style-name="T2">PhyUART_Mssg.Error</text:span><text:span text:style-name="T18"> est alors mise à </text:span><text:span text:style-name="T2">TimeOutError</text:span><text:span text:style-name="T18">.</text:span></text:p>
      <text:p text:style-name="P12"><text:span text:style-name="T19">Reset</text:span><text:span text:style-name="T2"> </text:span><text:span text:style-name="T18">: dès qu'un autre chronométrage est lancé. </text:span><text:span text:style-name="T19"><text:s/></text:span><text:span text:style-name="T5">PhyUART_Mssg.Error </text:span><text:span text:style-name="T20">est remis à </text:span><text:span text:style-name="T5">NoError</text:span><text:span text:style-name="T20"> au début de l'état </text:span><text:span text:style-name="T5">ReadingFrame</text:span><text:span text:style-name="T20">. <text:s/>L'utilisateur peut donc lire l'erreur uniquement dans une fenêtre temporelle qui se </text:span><text:soft-page-break/><text:span text:style-name="T20">referme à la réception d'une nouvelle chaîne.</text:span></text:p>
      <text:p text:style-name="Text_20_body"/>
      <text:p text:style-name="P36">Len OK</text:p>
      <text:p text:style-name="P12"><text:span text:style-name="T7">type</text:span> bool, test</text:p>
      <text:p text:style-name="P12"><text:span text:style-name="T7">Set </text:span>: test de la longueur Len : elle doit être inférieure ou égale à la valeur maximale définie dans le .h, <text:span text:style-name="T2">StringLenMax</text:span>. Elle doit aussi être supérieure ou égale à la valeur minimale définie dans le .h, <text:span text:style-name="T2">StringLenMin</text:span>. Si ce n'est pas le cas, <text:s/><text:span text:style-name="T2">PhyUART_Mssg.Error</text:span><text:span text:style-name="T18"> est <text:s/>mise à </text:span><text:span text:style-name="T2">LenError.</text:span></text:p>
      <text:p text:style-name="P12">Par défaut <text:s/><text:span text:style-name="T2">StringLenMax = 30 (ce qui implique une charge utile de 26 octets dans le message MAC),</text:span></text:p>
      <text:p text:style-name="P12">Par défaut <text:s/><text:span text:style-name="T2">StringLenMax = 5 (Byte Len + Byte @Src + Byte @Dest + 1 Byte data + 1 Byte CheckSum)</text:span></text:p>
      <text:p text:style-name="P12"><text:span text:style-name="T19">Reset</text:span><text:span text:style-name="T2"> </text:span><text:span text:style-name="T18">: </text:span><text:span text:style-name="T5">PhyUART_Mssg.Error </text:span><text:span text:style-name="T20">est remis à </text:span><text:span text:style-name="T5">NoError</text:span><text:span text:style-name="T20"> au début de l'état </text:span><text:span text:style-name="T5">ReadingFrame</text:span><text:span text:style-name="T20">. <text:s/>L'utilisateur peut donc lire l'erreur uniquement dans une fenêtre temporelle qui se referme à la réception d'une nouvelle chaîne.</text:span></text:p>
      <text:p text:style-name="Text_20_body"/>
      <text:p text:style-name="P36">CheckSumError</text:p>
      <text:p text:style-name="P12"><text:span text:style-name="T7">type</text:span> bool, test</text:p>
      <text:p text:style-name="P12"><text:span text:style-name="T7">Set </text:span>: test de la valeur du Checksum. Si le CheckSum n'est pas bon, <text:s/><text:span text:style-name="T2">PhyUART_Mssg.Error</text:span><text:span text:style-name="T18"> est <text:s/>mise à </text:span><text:span text:style-name="T2">CheckSumError.</text:span></text:p>
      <text:p text:style-name="P12"><text:span text:style-name="T19">Reset</text:span><text:span text:style-name="T2"> </text:span><text:span text:style-name="T18">: </text:span><text:span text:style-name="T5">PhyUART_Mssg.Error </text:span><text:span text:style-name="T20">est remis à </text:span><text:span text:style-name="T5">NoError</text:span><text:span text:style-name="T20"> au début de l'état </text:span><text:span text:style-name="T5">ReadingFrame</text:span><text:span text:style-name="T20">. <text:s/>L'utilisateur peut donc lire l'erreur uniquement dans une fenêtre temporelle qui se referme à la réception d'une nouvelle chaîne.</text:span></text:p>
      <text:p text:style-name="Text_20_body"/>
      <text:p text:style-name="Text_20_body"/>
      <text:h text:style-name="Heading_20_2" text:outline-level="2">Les états de la machine</text:h>
      <text:p text:style-name="P12">La machine est régie par les états suivants, définis par l'énumération suivante :</text:p>
      <text:p text:style-name="P42">typedef enum {</text:p>
      <text:p text:style-name="P40"><text:tab/>Init,</text:p>
      <text:p text:style-name="P40"><text:tab/>WaitForHeader,</text:p>
      <text:p text:style-name="P40"><text:tab/>ReadingFrame,</text:p>
      <text:p text:style-name="P40"><text:tab/>CheckSum,</text:p>
      <text:p text:style-name="P40"><text:tab/>UpdateMssgForMAC,</text:p>
      <text:p text:style-name="P40"><text:tab/>Framing,</text:p>
      <text:p text:style-name="P40"><text:tab/>SendMssg</text:p>
      <text:p text:style-name="P40">}<text:span text:style-name="T27">PhyUART_FSM_StateType;</text:span></text:p>
      <text:p text:style-name="P40"><text:span text:style-name="T27"/></text:p>
      <text:p text:style-name="P12">On définit aussi des états de la pile, qui correspondent à des groupes d'états de la FSM (voir la FSM plus loin). Ces états de la pile peuvent être lus par l'utilisateur. Ce sont :</text:p>
      <text:p text:style-name="P40"><text:span text:style-name="T27">typedef enum</text:span> {</text:p>
      <text:p text:style-name="P40"><text:tab/>Ready,</text:p>
      <text:p text:style-name="P40"><text:tab/>Listening,</text:p>
      <text:p text:style-name="P40"><text:tab/>ReceivingMssg,</text:p>
      <text:p text:style-name="P40"><text:tab/>SendingMssg,</text:p>
      <text:p text:style-name="P40">}<text:span text:style-name="T27">PhyUART_StatusType;</text:span></text:p>
      <text:p text:style-name="P43"><text:soft-page-break/>Voici le détails des états de la FSM :</text:p>
      <text:h text:style-name="Heading_20_3" text:outline-level="3">Etat Init </text:h>
      <text:p text:style-name="P12">Etat d'attente démarrage de la pile. Procède à toutes les initialisations des variables. L'échantillonnage synchrone de la FSM est fixé à 1ms.</text:p>
      <text:p text:style-name="P12"/>
      <text:h text:style-name="P32" text:outline-level="3">Etat WaitForHeader</text:h>
      <text:p text:style-name="P12">Attente du préambule #####. S'il est détecté la FSM est accélérée à 100µs pour pouvoir construire la chaîne de caractères correctement, même à 38400 Bd (un byte → 260µs). Cet état attend aussi une émission de message via l'utilisateur.</text:p>
      <text:p text:style-name="P12"/>
      <text:h text:style-name="P32" text:outline-level="3">Etat ReadingFrame</text:h>
      <text:p text:style-name="P12">Extrait la longueur <text:span text:style-name="T2">Len</text:span> de la chaîne, puis stocke l'ensemble dans la variable <text:span text:style-name="T2">IncomingMssg</text:span>. Si tout s'est bien passé, la FSM évolue vers l'état <text:span text:style-name="T2">CheckSum</text:span>.</text:p>
      <text:p text:style-name="P12"/>
      <text:h text:style-name="P32" text:outline-level="3">Etat CheckSum</text:h>
      <text:p text:style-name="P12">Vérifie la valeur du <text:span text:style-name="T2">CheckSum</text:span>, puis le cas échéant, évolue vers l'état <text:span text:style-name="T2">UpdateMssgForMAC</text:span>.</text:p>
      <text:p text:style-name="P12"/>
      <text:h text:style-name="P32" text:outline-level="3">Etat UpdateMssgForMAC</text:h>
      <text:p text:style-name="P12">Retire le byte <text:span text:style-name="T2">Len</text:span> et le byte <text:span text:style-name="T2">Checksum</text:span>, et stocke la nouvelle chaîne dans la variable <text:span text:style-name="T2">StrReceived</text:span>. Si l'adresse destinataire est égale à <text:span text:style-name="T2">My</text:span> ou égale à 255 (Broadcast), le message est passé à la variable <text:span text:style-name="T2">MACStrReceived</text:span> à laquelle les adresses origine et destinataire sont ôtées. La longueur est mémorisée ainsi que l'adresse d'origine pour pouvoir répondre.</text:p>
      <text:p text:style-name="P12"><text:span text:style-name="T7">NB :</text:span> au début de cet état, on vérifie si ces deux chaînes de caractères ont été lues. Si ce n'est pas le cas, la variable <text:s/><text:span text:style-name="T5">PhyUART_Mssg.Error </text:span><text:span text:style-name="T20">est chargée à la valeur</text:span><text:span text:style-name="T5"> OverRunError </text:span><text:span text:style-name="T20">(pour </text:span><text:span text:style-name="T5">StrReceived</text:span><text:span text:style-name="T20">)</text:span><text:span text:style-name="T5"> </text:span><text:span text:style-name="T20">et</text:span><text:span text:style-name="T5"> MACOverRunError </text:span><text:span text:style-name="T20">(pour MAC</text:span><text:span text:style-name="T5">StrReceived</text:span><text:span text:style-name="T20">)</text:span></text:p>
      <text:p text:style-name="P12"/>
      <text:h text:style-name="P32" text:outline-level="3">Etat Framing</text:h>
      <text:p text:style-name="Text_20_body"><text:span text:style-name="T24">La variable chaîne de caractères </text:span><text:span text:style-name="T25">StrToSend</text:span><text:span text:style-name="T24"> est encapsulée dans la chaîne </text:span><text:span text:style-name="T25">Phy_UART_TransmFrame</text:span><text:span text:style-name="T24">. (ajout du préambule, des adresses de destination, d'origine, longueur, checksum).</text:span></text:p>
      <text:p text:style-name="Text_20_body"><text:span text:style-name="T24"/></text:p>
      <text:h text:style-name="P32" text:outline-level="3"><text:span text:style-name="T24">Etat SendMssg</text:span></text:h>
      <text:p text:style-name="Text_20_body"><text:span text:style-name="T24">Procède à l'envoie des octets au RT606 pour émission FSK. </text:span></text:p>
      <text:p text:style-name="Text_20_body"><text:span text:style-name="T26">NB</text:span><text:span text:style-name="T24"> : on envoie au début quelques caractères quelconques pour être sûr que le récepteur capte bien le préambule.</text:span></text:p>
      <text:p text:style-name="Text_20_body"><text:span text:style-name="T24"/></text:p>
      <text:h text:style-name="P29" text:outline-level="2"><text:soft-page-break/>La machine à état</text:h>
      <text:p text:style-name="Text_20_body"><text:span text:style-name="T24"/></text:p>
      <text:p text:style-name="Text_20_body"><draw:frame draw:style-name="fr2" draw:name="images4" text:anchor-type="paragraph" svg:width="11.187cm" svg:height="9.119cm" draw:z-index="80"><draw:image xlink:href="Pictures/2000000700002BB2000023A02B063A36.svm" xlink:type="simple" xlink:show="embed" xlink:actuate="onLoad"/></draw:frame><text:span text:style-name="T24"/></text:p>
      <text:h text:style-name="Heading_20_1" text:outline-level="1">Les erreurs gérées </text:h>
      <text:p text:style-name="P5">Le module contient une variable erreur de type énuméré. Voici l'énumération :</text:p>
      <text:p text:style-name="P41"><text:span text:style-name="T27">typedef enum</text:span> {</text:p>
      <text:p text:style-name="P41"><text:tab/>NoError,</text:p>
      <text:p text:style-name="P41"><text:tab/>CheckSumError,</text:p>
      <text:p text:style-name="P41"><text:tab/>LenError,</text:p>
      <text:p text:style-name="P41"><text:tab/>TimeOutError,</text:p>
      <text:p text:style-name="P41"><text:tab/>OverRunError,</text:p>
      <text:p text:style-name="P41"><text:tab/>MACOverRunError</text:p>
      <text:p text:style-name="P41">}<text:span text:style-name="T27">PhyUART_ErrorType</text:span>;</text:p>
      <text:p text:style-name="P5"/>
      <text:p text:style-name="P5">Toutes ces erreurs ont été présentées dans le paragraphe précédent. Précisons que celle-ci peuvent être lue uniquement dans une fenêtre temporelle entre la fin du processus de réception en cours et la prochaine réception.</text:p>
      <text:p text:style-name="P5"/>
      <text:p text:style-name="P5"/>
      <text:p text:style-name="P5"/>
      <text:p text:style-name="P5"/>
      <text:p text:style-name="P5"/>
      <text:p text:style-name="P5"/>
      <text:h text:style-name="Heading_20_1" text:outline-level="1"><text:soft-page-break/>L'interface utilisateur</text:h>
      <text:p text:style-name="P5"/>
      <text:h text:style-name="Heading_20_2" text:outline-level="2">La variable (attribut) PhyUART_Mssg</text:h>
      <text:p text:style-name="P5"/>
      <text:p text:style-name="P5">Le module contient une grosse variable structurée qui regroupe bon nombre des variables vues précédemment. Elles sont parfois accessible via des getter et setter que nous verrons par la suite. La variable s'appelle <text:span text:style-name="T4">PhyUART_Mssg</text:span> elle est de type <text:span text:style-name="T4">PhyUART_Mssg_type</text:span><text:span text:style-name="T21"> :</text:span></text:p>
      <text:p text:style-name="P5"><text:span text:style-name="T21"/></text:p>
      <text:p text:style-name="P41"><text:span text:style-name="T27">struct</text:span> PhyUART_Mssg_type</text:p>
      <text:p text:style-name="P41">{</text:p>
      <text:p text:style-name="P41"><text:tab/>char StrReceived[StringLenMax-2]; <text:s/>// |Org@|Dest@|Data| , il n'y a plus Len ni Checksum : <text:span text:style-name="T28">inaccessible</text:span></text:p>
      <text:p text:style-name="P41"><text:tab/>char LenStrReceived; <text:s/>// longueur de la chaîne StrReceived : <text:span text:style-name="T27">accessible R</text:span></text:p>
      <text:p text:style-name="P41"><text:tab/>char NewStrReceived; // indicateur nouvelle chaîne arrivée du réseau ##### : <text:span text:style-name="T27">accessible R</text:span></text:p>
      <text:p text:style-name="P41"><text:tab/>// ---&lt; Ajout MAC &gt;-----//</text:p>
      <text:p text:style-name="P41"><text:tab/>char MACMatch;<text:tab/> <text:s/>// indicateur validité MAC , @dest =My ou @dest = 0xFF : <text:span text:style-name="T28">inaccessible</text:span><text:tab/></text:p>
      <text:p text:style-name="P41"><text:tab/>char My; // Adresse MAC propre du module : <text:span text:style-name="T27">accessible W</text:span><text:tab/><text:tab/><text:tab/><text:tab/><text:tab/></text:p>
      <text:p text:style-name="P41"><text:tab/>char MACStrReceived[StringLenMax-4]; <text:s text:c="3"/>// |Data| : on enlève les adresses d'origines et de destination : <text:s/><text:span text:style-name="T27">accessible R</text:span></text:p>
      <text:p text:style-name="P41"><text:tab/>char MACLenStrReceived; // longueur de la chaîne StrReceived : <text:span text:style-name="T27">accessible R</text:span></text:p>
      <text:p text:style-name="P41"><text:tab/>char MACNewStrReceived; // indicateur nouvelle chaîne MAC arrivée du réseau ##### : <text:span text:style-name="T27">accessible R</text:span><text:tab/><text:tab/><text:tab/></text:p>
      <text:p text:style-name="P41"><text:tab/>char MACSrcAdress; <text:s/>// Adresse MAC origine du message  : <text:span text:style-name="T27">accessible R</text:span></text:p>
      <text:p text:style-name="P41"><text:tab/>// ---&lt; Fin Ajout MAC &gt;-----//</text:p>
      <text:p text:style-name="P41"><text:tab/>char StrToSend[StringLenMax]; // données brutes à transmettre de puis l'application : <text:span text:style-name="T27">accessible W</text:span></text:p>
      <text:p text:style-name="P41"><text:tab/>char LenStrToSend; // longueur de la chaîne à transmettre, cad nombre de données précédente : <text:span text:style-name="T27">accessible W</text:span></text:p>
      <text:p text:style-name="P41"><text:tab/>char NewStrToSend; // indicateur nouvelle chaîne à émettre: <text:span text:style-name="T28">inaccessible</text:span><text:tab/></text:p>
      <text:p text:style-name="P41"><text:tab/>PhyUART_StatusType Status; // état de la pile (voir énumération $2.2) : <text:span text:style-name="T27">accessible R</text:span></text:p>
      <text:p text:style-name="P41"><text:tab/>PhyUART_ErrorType Error; // erreur de réception : : <text:span text:style-name="T27">accessible R</text:span></text:p>
      <text:p text:style-name="P41">}PhyUART_Mssg;</text:p>
      <text:p text:style-name="P5"/>
      <text:p text:style-name="P5"/>
      <text:h text:style-name="Heading_20_2" text:outline-level="2">Les fonctions API de la pile </text:h>
      <text:p text:style-name="P5"/>
      <text:p text:style-name="P5"/>
      <text:p text:style-name="P5"/>
      <text:p text:style-name="P5"/>
      <text:h text:style-name="Heading_20_1" text:outline-level="1"><text:soft-page-break/>Détails de mise en œuvre </text:h>
      <text:h text:style-name="Heading_20_2" text:outline-level="2">La gestion du temps</text:h>
      <text:p text:style-name="Text_20_body"/>
      <text:p text:style-name="Text_20_body"/>
      <text:p text:style-name="Text_20_body"/>
      <text:p text:style-name="Text_20_body"/>
      <text:p text:style-name="Text_20_body"/>
      <text:h text:style-name="Heading_20_1" text:outline-level="1"><text:bookmark-start text:name="__RefHeading__3608_383917237"/>Couches physique<text:bookmark-end text:name="__RefHeading__3608_383917237"/></text:h>
      <text:h text:style-name="Heading_20_2" text:outline-level="2"><text:bookmark-start text:name="__RefHeading__2985_1991712051"/>Vue d'ensemble <text:bookmark-end text:name="__RefHeading__2985_1991712051"/></text:h>
      <text:p text:style-name="P13">La couche physique regroupe :</text:p>
      <text:list xml:id="list2503335692887568785" text:style-name="L2">
        <text:list-item>
          <text:p text:style-name="P39">FSK (Phy 1) , le module FSK RT606 = matériel hertzien</text:p>
        </text:list-item>
        <text:list-item>
          <text:p text:style-name="P39"><text:soft-page-break/>UART (Phy 2), <text:s/>l'UART du µC = matériel </text:p>
        </text:list-item>
        <text:list-item>
          <text:p text:style-name="P39">UART_FSK_103 , module driver UART hardware dépendant = logiciel bas niveau</text:p>
        </text:list-item>
        <text:list-item>
          <text:p text:style-name="P39">Phy_UART, module de plus haut niveau de la couche physique = logiciel </text:p>
          <text:p text:style-name="P39"/>
        </text:list-item>
      </text:list>
      <text:p text:style-name="P13"/>
      <text:p text:style-name="P13"/>
      <text:p text:style-name="P13"/>
      <text:p text:style-name="P13"/>
      <text:p text:style-name="P13"/>
      <text:p text:style-name="P13"><draw:g text:anchor-type="paragraph" draw:z-index="23" draw:style-name="gr1"><draw:rect draw:style-name="gr21" draw:text-style-name="P45" svg:width="2.86cm" svg:height="4.508cm" svg:x="11.753cm" svg:y="0.337cm"><text:p/></draw:rect><draw:rect draw:style-name="gr21" draw:text-style-name="P45" svg:width="10.311cm" svg:height="7.926cm" svg:x="0.871cm" svg:y="-1.563cm"><text:p/></draw:rect><draw:rect draw:style-name="gr21" draw:text-style-name="P45" svg:width="7.261cm" svg:height="5.589cm" svg:x="2.72cm" svg:y="7.618cm"><text:p/></draw:rect><draw:rect draw:style-name="gr22" draw:text-style-name="P45" svg:width="2.266cm" svg:height="1.207cm" svg:x="11.483cm" svg:y="9.227cm"><text:p/></draw:rect><draw:frame draw:style-name="gr23" draw:text-style-name="P48" svg:width="2.202cm" svg:height="1.165cm" svg:x="11.441cm" svg:y="9.417cm"><draw:text-box><text:p text:style-name="P45"><text:span text:style-name="T1">RT606</text:span></text:p><text:p text:style-name="P45"><text:span text:style-name="T1">Module FSK</text:span></text:p></draw:text-box></draw:frame><draw:line draw:style-name="gr12" draw:text-style-name="P45" svg:x1="13.748cm" svg:y1="9.816cm" svg:x2="15.251cm" svg:y2="9.816cm"><text:p/></draw:line><draw:line draw:style-name="gr12" draw:text-style-name="P45" svg:x1="15.251cm" svg:y1="7.703cm" svg:x2="15.251cm" svg:y2="9.82cm"><text:p/></draw:line><draw:line draw:style-name="gr12" draw:text-style-name="P45" svg:x1="15.251cm" svg:y1="8.082cm" svg:x2="15.42cm" svg:y2="7.68cm"><text:p/></draw:line><draw:line draw:style-name="gr12" draw:text-style-name="P45" svg:x1="15.081cm" svg:y1="7.703cm" svg:x2="15.25cm" svg:y2="8.084cm"><text:p/></draw:line><draw:rect draw:style-name="gr22" draw:text-style-name="P45" svg:width="2.266cm" svg:height="1.207cm" svg:x="6.128cm" svg:y="9.163cm"><text:p/></draw:rect><draw:frame draw:style-name="gr24" draw:text-style-name="P48" svg:width="2.202cm" svg:height="0.533cm" svg:x="6.128cm" svg:y="9.604cm"><draw:text-box><text:p text:style-name="P45"><text:span text:style-name="T1">UART</text:span></text:p></draw:text-box></draw:frame><draw:line draw:style-name="gr25" draw:text-style-name="P45" svg:x1="8.393cm" svg:y1="9.463cm" svg:x2="11.483cm" svg:y2="9.463cm"><text:p/></draw:line><draw:line draw:style-name="gr25" draw:text-style-name="P45" svg:x1="11.483cm" svg:y1="9.798cm" svg:x2="8.393cm" svg:y2="9.798cm"><text:p/></draw:line><draw:frame draw:style-name="gr24" draw:text-style-name="P48" svg:width="0.826cm" svg:height="0.533cm" svg:x="10.338cm" svg:y="9.071cm"><draw:text-box><text:p text:style-name="P45"><text:span text:style-name="T1">Tx</text:span></text:p></draw:text-box></draw:frame><draw:frame draw:style-name="gr24" draw:text-style-name="P48" svg:width="0.826cm" svg:height="0.533cm" svg:x="10.412cm" svg:y="9.463cm"><draw:text-box><text:p text:style-name="P45"><text:span text:style-name="T1">Rx</text:span></text:p></draw:text-box></draw:frame><draw:frame draw:style-name="gr24" draw:text-style-name="P48" svg:width="0.826cm" svg:height="0.533cm" svg:x="10.412cm" svg:y="9.798cm"><draw:text-box><text:p text:style-name="P45"><text:span text:style-name="T1">/CD</text:span></text:p></draw:text-box></draw:frame><draw:line draw:style-name="gr12" draw:text-style-name="P45" svg:x1="8.393cm" svg:y1="10.137cm" svg:x2="11.483cm" svg:y2="10.137cm"><text:p/></draw:line><draw:line draw:style-name="gr12" draw:text-style-name="P45" svg:x1="8.731cm" svg:y1="10.137cm" svg:x2="8.731cm" svg:y2="12.254cm"><text:p/></draw:line><draw:rect draw:style-name="gr26" draw:text-style-name="P45" svg:width="1.715cm" svg:height="1.207cm" svg:x="6.191cm" svg:y="11.615cm"><text:p/></draw:rect><draw:line draw:style-name="gr25" draw:text-style-name="P45" svg:x1="8.733cm" svg:y1="12.252cm" svg:x2="7.865cm" svg:y2="12.252cm"><text:p/></draw:line><draw:frame draw:style-name="gr27" draw:text-style-name="P48" svg:width="2.202cm" svg:height="0.814cm" svg:x="6.043cm" svg:y="11.721cm"><draw:text-box><text:p text:style-name="P45"><text:span text:style-name="T1">handler</text:span></text:p><text:p text:style-name="P45"><text:span text:style-name="T1">IT ext</text:span></text:p></draw:text-box></draw:frame><draw:frame draw:style-name="gr24" draw:text-style-name="P48" svg:width="0.826cm" svg:height="0.533cm" svg:x="8.731cm" svg:y="11.114cm"><draw:text-box><text:p text:style-name="P45"><text:span text:style-name="T1">IT</text:span></text:p></draw:text-box></draw:frame><draw:g draw:style-name="gr10"><draw:line draw:style-name="gr25" draw:text-style-name="P45" svg:x1="9.516cm" svg:y1="11.047cm" svg:x2="9.516cm" svg:y2="11.492cm"><text:p/></draw:line><draw:line draw:style-name="gr12" draw:text-style-name="P45" svg:x1="9.366cm" svg:y1="11.047cm" svg:x2="9.514cm" svg:y2="11.047cm"><text:p/></draw:line><draw:line draw:style-name="gr12" draw:text-style-name="P45" svg:x1="9.516cm" svg:y1="11.49cm" svg:x2="9.707cm" svg:y2="11.49cm"><text:p/></draw:line></draw:g><draw:line draw:style-name="gr25" draw:text-style-name="P45" svg:x1="7.144cm" svg:y1="11.615cm" svg:x2="7.144cm" svg:y2="10.37cm"><text:p/></draw:line><draw:frame draw:style-name="gr28" draw:text-style-name="P48" svg:width="1.101cm" svg:height="0.927cm" svg:x="7.25cm" svg:y="10.608cm"><draw:text-box><text:p text:style-name="P45"><text:span text:style-name="T1">RE = 1</text:span></text:p><text:p text:style-name="P45"><text:span text:style-name="T1">Ou 0</text:span></text:p></draw:text-box></draw:frame><draw:line draw:style-name="gr25" draw:text-style-name="P45" svg:x1="7.313cm" svg:y1="9.164cm" svg:x2="7.313cm" svg:y2="5.798cm"><text:p/></draw:line><draw:frame draw:style-name="gr29" draw:text-style-name="P50" svg:width="1.631cm" svg:height="0.766cm" svg:x="7.567cm" svg:y="7.957cm"><draw:text-box><text:p text:style-name="P49"><text:span text:style-name="T21">IT</text:span></text:p><text:p text:style-name="P49"><text:span text:style-name="T21">Byte received</text:span></text:p></draw:text-box></draw:frame><draw:frame draw:style-name="gr30" draw:text-style-name="P51" svg:width="2.901cm" svg:height="0.454cm" svg:x="2.72cm" svg:y="7.736cm"><draw:text-box><text:p text:style-name="P45"><text:span text:style-name="T29">UART_FSK_103</text:span></text:p></draw:text-box></draw:frame><draw:rect draw:style-name="gr31" draw:text-style-name="P45" svg:width="2.922cm" svg:height="0.784cm" svg:x="2.72cm" svg:y="7.618cm"><text:p/></draw:rect><draw:line draw:style-name="gr32" draw:text-style-name="P45" svg:x1="9.98cm" svg:y1="8.211cm" svg:x2="12.203cm" svg:y2="8.211cm"><text:p/></draw:line><draw:line draw:style-name="gr25" draw:text-style-name="P45" svg:x1="12.203cm" svg:y1="8.211cm" svg:x2="12.203cm" svg:y2="9.227cm"><text:p/></draw:line><draw:line draw:style-name="gr32" draw:text-style-name="P45" svg:x1="9.98cm" svg:y1="7.934cm" svg:x2="12.626cm" svg:y2="7.936cm"><text:p/></draw:line><draw:line draw:style-name="gr25" draw:text-style-name="P45" svg:x1="12.626cm" svg:y1="7.934cm" svg:x2="12.626cm" svg:y2="9.225cm"><text:p/></draw:line><draw:frame draw:style-name="gr24" draw:text-style-name="P48" svg:width="1.546cm" svg:height="0.533cm" svg:x="11.081cm" svg:y="7.505cm"><draw:text-box><text:p text:style-name="P45"><text:span text:style-name="T1">Tx_Cmde</text:span></text:p></draw:text-box></draw:frame><draw:frame draw:style-name="gr24" draw:text-style-name="P48" svg:width="1.546cm" svg:height="0.533cm" svg:x="10.658cm" svg:y="8.211cm"><draw:text-box><text:p text:style-name="P45"><text:span text:style-name="T1">Rx_Cmde</text:span></text:p></draw:text-box></draw:frame><draw:frame draw:style-name="gr24" draw:text-style-name="P48" svg:width="1.546cm" svg:height="0.533cm" svg:x="14.425cm" svg:y="10.107cm"><draw:text-box><text:p text:style-name="P45"><text:span text:style-name="T1">433MHz</text:span></text:p></draw:text-box></draw:frame><draw:frame draw:style-name="gr33" draw:text-style-name="P53" svg:width="2.901cm" svg:height="3.345cm" svg:x="2.974cm" svg:y="8.583cm"><draw:text-box><text:p text:style-name="P52"><text:span text:style-name="T34">#define </text:span></text:p><text:p text:style-name="P52"><text:span text:style-name="T23">UART_FSK</text:span></text:p><text:p text:style-name="P52"><text:span text:style-name="T23">UseCarrierDetect</text:span></text:p><text:p text:style-name="P52"><text:span text:style-name="T23"/></text:p><text:p text:style-name="P52"><text:span text:style-name="T23">CD_GPIO</text:span></text:p><text:p text:style-name="P52"><text:span text:style-name="T23">CD_Pin</text:span></text:p><text:p text:style-name="P52"><text:span text:style-name="T23">Rx_Cmde_GPIO</text:span></text:p><text:p text:style-name="P52"><text:span text:style-name="T23">Rx_Cmde_Pin</text:span></text:p><text:p text:style-name="P52"><text:span text:style-name="T23">Tx_Cmde_GPIO</text:span></text:p><text:p text:style-name="P52"><text:span text:style-name="T23">Tx_Cmde_Pin</text:span></text:p></draw:text-box></draw:frame><draw:frame draw:style-name="gr34" draw:text-style-name="P53" svg:width="2.341cm" svg:height="0.842cm" svg:x="3.703cm" svg:y="12.174cm"><draw:text-box><text:p text:style-name="P52"><text:span text:style-name="T23">Ifdef</text:span></text:p><text:p text:style-name="P52"><text:span text:style-name="T23">UseCarrierDetect</text:span></text:p></draw:text-box></draw:frame><draw:custom-shape draw:style-name="gr35" draw:text-style-name="P45" svg:width="0.107cm" svg:height="2.414cm" svg:x="5.895cm" svg:y="10.60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26" draw:text-style-name="P45" svg:width="2.964cm" svg:height="1.214cm" svg:x="5.556cm" svg:y="4.568cm"><text:p/></draw:rect><draw:frame draw:style-name="gr36" draw:text-style-name="P48" svg:width="2.901cm" svg:height="0.526cm" svg:x="5.62cm" svg:y="5.016cm"><draw:text-box><text:p text:style-name="P45"><text:span text:style-name="T1">UART_Callback</text:span></text:p></draw:text-box></draw:frame><draw:line draw:style-name="gr25" draw:text-style-name="P54" svg:x1="5.811cm" svg:y1="4.568cm" svg:x2="5.811cm" svg:y2="3.741cm"><text:p/></draw:line><draw:frame draw:style-name="gr37" draw:text-style-name="P55" svg:width="1.715cm" svg:height="0.329cm" svg:x="5.916cm" svg:y="4.094cm"><draw:text-box><text:p text:style-name="P45"><text:span text:style-name="T21">UART_Receiv</text:span></text:p></draw:text-box></draw:frame><draw:line draw:style-name="gr25" draw:text-style-name="P45" svg:x1="7.927cm" svg:y1="4.569cm" svg:x2="7.927cm" svg:y2="3.743cm"><text:p/></draw:line><draw:frame draw:style-name="gr38" draw:text-style-name="P55" svg:width="3.07cm" svg:height="0.56cm" svg:x="7.927cm" svg:y="4.051cm"><draw:text-box><text:p text:style-name="P45"><text:span text:style-name="T21">UART_HeaderDetected</text:span></text:p></draw:text-box></draw:frame><draw:frame draw:style-name="gr30" draw:text-style-name="P51" svg:width="2.901cm" svg:height="0.454cm" svg:x="0.893cm" svg:y="-1.447cm"><draw:text-box><text:p text:style-name="P45"><text:span text:style-name="T29">PhyUART</text:span></text:p></draw:text-box></draw:frame><draw:rect draw:style-name="gr31" draw:text-style-name="P45" svg:width="2.922cm" svg:height="0.784cm" svg:x="0.871cm" svg:y="-1.563cm"><text:p/></draw:rect><draw:rect draw:style-name="gr26" draw:text-style-name="P45" svg:width="5.074cm" svg:height="2.317cm" svg:x="3.664cm" svg:y="1.435cm"><text:p/></draw:rect><draw:frame draw:style-name="gr39" draw:text-style-name="P48" svg:width="2.901cm" svg:height="0.735cm" svg:x="5.981cm" svg:y="1.522cm"><draw:text-box><text:p text:style-name="P45"><text:span text:style-name="T1">PhyUART_FSM</text:span></text:p><text:p text:style-name="P45"><text:span text:style-name="T21">(synchrone)</text:span></text:p></draw:text-box></draw:frame><draw:ellipse draw:style-name="gr40" draw:text-style-name="P45" svg:width="0.318cm" svg:height="0.234cm" svg:x="7.243cm" svg:y="2.504cm"><text:p/></draw:ellipse><draw:ellipse draw:style-name="gr40" draw:text-style-name="P45" svg:width="0.318cm" svg:height="0.234cm" svg:x="7.751cm" svg:y="2.947cm"><text:p/></draw:ellipse><draw:ellipse draw:style-name="gr40" draw:text-style-name="P45" svg:width="0.318cm" svg:height="0.234cm" svg:x="7.073cm" svg:y="2.989cm"><text:p/></draw:ellipse><draw:path draw:style-name="gr40" draw:text-style-name="P45" svg:width="0.318cm" svg:height="0.345cm" svg:x="7.56cm" svg:y="2.6cm" svg:viewBox="0 0 319 346" svg:d="M0 2c319-29 319 344 319 344"><text:p/></draw:path><draw:path draw:style-name="gr40" draw:text-style-name="P45" svg:width="0.548cm" svg:height="0.086cm" svg:x="7.313cm" svg:y="3.18cm" svg:viewBox="0 0 549 87" svg:d="M549 0c-475 168-549 42-549 42"><text:p/></draw:path><draw:path draw:style-name="gr40" draw:text-style-name="P45" svg:width="0.188cm" svg:height="0.272cm" svg:x="7.053cm" svg:y="2.716cm" svg:viewBox="0 0 189 273" svg:d="M189 0c-275 105-169 273-169 273"><text:p/></draw:path><draw:rect draw:style-name="gr22" draw:text-style-name="P45" svg:width="2.343cm" svg:height="0.899cm" svg:x="11.869cm" svg:y="3.108cm"><text:p/></draw:rect><draw:frame draw:style-name="gr41" draw:text-style-name="P48" svg:width="2.214cm" svg:height="0.862cm" svg:x="11.998cm" svg:y="3.108cm"><draw:text-box><text:p text:style-name="P45"><text:span text:style-name="T1">Timer</text:span></text:p><text:p text:style-name="P45"><text:span text:style-name="T21">(1ms / 100µs)</text:span></text:p></draw:text-box></draw:frame><draw:line draw:style-name="gr25" draw:text-style-name="P45" svg:x1="11.87cm" svg:y1="3.33cm" svg:x2="8.737cm" svg:y2="3.33cm"><text:p/></draw:line><draw:frame draw:style-name="gr42" draw:text-style-name="P48" svg:width="2.027cm" svg:height="0.869cm" svg:x="8.881cm" svg:y="2.815cm"><draw:text-box><text:p text:style-name="P45"><text:span text:style-name="T1">IT </text:span><text:span text:style-name="T21">(1ms / 100µs)</text:span></text:p></draw:text-box></draw:frame><draw:rect draw:style-name="gr22" draw:text-style-name="P45" svg:width="2.343cm" svg:height="0.899cm" svg:x="11.869cm" svg:y="1.885cm"><text:p/></draw:rect><draw:frame draw:style-name="gr41" draw:text-style-name="P48" svg:width="2.214cm" svg:height="0.862cm" svg:x="11.869cm" svg:y="1.885cm"><draw:text-box><text:p text:style-name="P45"><text:span text:style-name="T1">systick</text:span></text:p><text:p text:style-name="P45"><text:span text:style-name="T21">( 100µs)</text:span></text:p></draw:text-box></draw:frame><draw:rect draw:style-name="gr26" draw:text-style-name="P45" svg:width="2.442cm" svg:height="0.757cm" svg:x="11.933cm" svg:y="0.64cm"><text:p/></draw:rect><draw:line draw:style-name="gr25" draw:text-style-name="P45" svg:x1="12.952cm" svg:y1="1.884cm" svg:x2="12.952cm" svg:y2="1.413cm"><text:p/></draw:line><draw:frame draw:style-name="gr43" draw:text-style-name="P48" svg:width="2.901cm" svg:height="0.867cm" svg:x="11.712cm" svg:y="0.603cm"><draw:text-box><text:p text:style-name="P45"><text:span text:style-name="T1">Systickhandler</text:span></text:p><text:p text:style-name="P45"><text:span text:style-name="T21">( Cpt_100us++)</text:span></text:p></draw:text-box></draw:frame><draw:line draw:style-name="gr25" draw:text-style-name="P45" svg:x1="8.262cm" svg:y1="0.845cm" svg:x2="8.262cm" svg:y2="1.436cm"><text:p/></draw:line><draw:line draw:style-name="gr32" draw:text-style-name="P45" svg:x1="8.262cm" svg:y1="0.845cm" svg:x2="11.933cm" svg:y2="0.845cm"><text:p/></draw:line><draw:frame draw:style-name="gr30" draw:text-style-name="P51" svg:width="2.901cm" svg:height="0.454cm" svg:x="11.277cm" svg:y="4.39cm"><draw:text-box><text:p text:style-name="P45"><text:span text:style-name="T29">MyTimer</text:span></text:p></draw:text-box></draw:frame><draw:rect draw:style-name="gr31" draw:text-style-name="P45" svg:width="1.802cm" svg:height="0.454cm" svg:x="11.753cm" svg:y="4.39cm"><text:p/></draw:rect><draw:frame draw:style-name="gr44" draw:text-style-name="P48" svg:width="2.756cm" svg:height="1.004cm" svg:x="8.116cm" svg:y="0.432cm"><draw:text-box><text:p text:style-name="P45"><text:span text:style-name="T1">Cpt_100us </text:span></text:p><text:p text:style-name="P45"><text:span text:style-name="T21">(gestion des timeout)</text:span></text:p></draw:text-box></draw:frame><draw:line draw:style-name="gr25" draw:text-style-name="P54" svg:x1="6.401cm" svg:y1="6.05cm" svg:x2="6.401cm" svg:y2="7.618cm"><text:p/></draw:line><draw:line draw:style-name="gr12" draw:text-style-name="P45" svg:x1="4.898cm" svg:y1="6.05cm" svg:x2="6.401cm" svg:y2="6.05cm"><text:p/></draw:line><draw:line draw:style-name="gr12" draw:text-style-name="P45" svg:x1="4.898cm" svg:y1="6.048cm" svg:x2="4.898cm" svg:y2="3.75cm"><text:p/></draw:line><draw:frame draw:style-name="gr45" draw:text-style-name="P55" svg:width="1.715cm" svg:height="1.308cm" svg:x="4.803cm" svg:y="6.512cm"><draw:text-box><text:p text:style-name="P45"><text:span text:style-name="T21">FSKprint</text:span></text:p><text:p text:style-name="P45"><text:span text:style-name="T21">SetReceive</text:span></text:p><text:p text:style-name="P45"><text:span text:style-name="T21">SetTransm</text:span></text:p><text:p text:style-name="P45"><text:span text:style-name="T21"/></text:p></draw:text-box></draw:frame><draw:frame draw:style-name="gr46" draw:text-style-name="P53" svg:width="2.901cm" svg:height="3.671cm" svg:x="1.039cm" svg:y="1.411cm"><draw:text-box><text:p text:style-name="P52"><text:span text:style-name="T34">#define </text:span></text:p><text:p text:style-name="P52"><text:span text:style-name="T23">UART_Prio_CD</text:span></text:p><text:p text:style-name="P52"><text:span text:style-name="T23">UART_Prio</text:span></text:p><text:p text:style-name="P52"><text:span text:style-name="T23">PhyUART_FSM_Prio</text:span></text:p><text:p text:style-name="P52"><text:span text:style-name="T23"/></text:p><text:p text:style-name="P52"><text:span text:style-name="T23">TIM_PhyUART_FSM</text:span></text:p><text:p text:style-name="P52"><text:span text:style-name="T23"/></text:p><text:p text:style-name="P52"><text:span text:style-name="T23">PhyUART_</text:span><text:span text:style-name="T35">BdRate</text:span></text:p><text:p text:style-name="P52"><text:span text:style-name="T35"/></text:p><text:p text:style-name="P52"><text:span text:style-name="T35">StringLenMax</text:span></text:p><text:p text:style-name="P52"><text:span text:style-name="T35">StringLenMin</text:span></text:p></draw:text-box></draw:frame><draw:frame draw:style-name="gr47" draw:text-style-name="P53" svg:width="2.389cm" svg:height="2.317cm" svg:x="3.74cm" svg:y="1.411cm"><draw:text-box><text:p text:style-name="P52"><text:span text:style-name="T22">FSM States</text:span></text:p><text:p text:style-name="P52"><text:span text:style-name="T36">Init</text:span></text:p><text:p text:style-name="P52"><text:span text:style-name="T36">WaitForHeader</text:span></text:p><text:p text:style-name="P52"><text:span text:style-name="T36">ReadingFrame</text:span></text:p><text:p text:style-name="P52"><text:span text:style-name="T36">CheckSum</text:span></text:p><text:p text:style-name="P52"><text:span text:style-name="T36">UpdateMssgForMAC</text:span></text:p><text:p text:style-name="P52"><text:span text:style-name="T36">Framing</text:span></text:p><text:p text:style-name="P52"><text:span text:style-name="T36">SendMssg</text:span></text:p></draw:text-box></draw:frame><draw:frame draw:style-name="gr48" draw:text-style-name="P53" svg:width="5.143cm" svg:height="1.714cm" svg:x="4.509cm" svg:y="-0.868cm"><draw:text-box><text:p text:style-name="P52"><text:span text:style-name="T34">Etats du module PhyUART</text:span></text:p><text:p text:style-name="P52"><text:span text:style-name="T35">Ready</text:span></text:p><text:p text:style-name="P52"><text:span text:style-name="T35">Listening</text:span></text:p><text:p text:style-name="P52"><text:span text:style-name="T35">ReceivingMssg</text:span></text:p><text:p text:style-name="P52"><text:span text:style-name="T35">SendingMssg</text:span></text:p></draw:text-box></draw:frame><draw:polygon draw:style-name="gr49" draw:text-style-name="P45" svg:width="14.853cm" svg:height="16.839cm" svg:x="0.397cm" svg:y="-3.036cm" svg:viewBox="0 0 14854 16840" draw:points="19,2 14854,2 14854,9101 14854,9467 10037,9467 10037,16840 74,16840 0,0"><text:p/></draw:polygon><draw:frame draw:style-name="gr30" draw:text-style-name="P51" svg:width="2.901cm" svg:height="0.454cm" svg:x="0.397cm" svg:y="-2.913cm"><draw:text-box><text:p text:style-name="P45"><text:span text:style-name="T29">STM32F103</text:span></text:p></draw:text-box></draw:frame><draw:rect draw:style-name="gr50" draw:text-style-name="P45" svg:width="2.922cm" svg:height="0.784cm" svg:x="0.397cm" svg:y="-3.036cm"><text:p/></draw:rect><draw:custom-shape draw:style-name="gr51" svg:width="4.799cm" svg:height="0.786cm" svg:x="4.431cm" svg:y="-1.9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0" draw:text-style-name="P51" svg:width="2.901cm" svg:height="0.454cm" svg:x="4.98cm" svg:y="-1.868cm"><draw:text-box><text:p text:style-name="P45"><text:span text:style-name="T29">Config &amp; IO Fcts</text:span></text:p></draw:text-box></draw:frame><draw:line draw:style-name="gr52" draw:text-style-name="P54" svg:x1="6.378cm" svg:y1="-1.969cm" svg:x2="6.378cm" svg:y2="-2.563cm"><text:p/></draw:line><draw:frame draw:style-name="gr30" draw:text-style-name="P51" svg:width="2.901cm" svg:height="0.454cm" svg:x="5.107cm" svg:y="-2.891cm"><draw:text-box><text:p text:style-name="P45"><text:span text:style-name="T29">MAC layer</text:span></text:p></draw:text-box></draw:frame><draw:custom-shape draw:style-name="gr51" svg:width="1.902cm" svg:height="0.35cm" svg:x="12.425cm" svg:y="0.0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svg:width="2.396cm" svg:height="0.726cm" svg:x="7.44cm" svg:y="7.2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0" draw:text-style-name="P56" svg:width="2.901cm" svg:height="0.454cm" svg:x="11.933cm" svg:y="0.15cm"><draw:text-box><text:p text:style-name="P45"><text:span text:style-name="T37">Config &amp; IO Fcts</text:span></text:p></draw:text-box></draw:frame><draw:frame draw:style-name="gr37" draw:text-style-name="P57" svg:width="2.901cm" svg:height="0.329cm" svg:x="7.313cm" svg:y="7.505cm"><draw:text-box><text:p text:style-name="P45"><text:span text:style-name="T38">Config &amp; IO Fcts</text:span></text:p></draw:text-box></draw:frame></draw:g></text:p>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2987_1991712051"/><text:soft-page-break/>Description des fonctions <text:bookmark-end text:name="__RefHeading__2987_1991712051"/></text:h>
      <text:h text:style-name="Heading_20_3" text:outline-level="3">UART_FSK_103.c/.h</text:h>
      <text:p text:style-name="P5">Le module dépend du hardware. </text:p>
      <text:p text:style-name="P5">Deux interruptions sont utilisées :</text:p>
      <text:list xml:id="list8895870430789137564" text:style-name="L3">
        <text:list-item>
          <text:p text:style-name="P35">réception octet,</text:p>
        </text:list-item>
        <text:list-item>
          <text:p text:style-name="P35">détection de porteuse (optionnelle). Si le <text:span text:style-name="T2">UseCarrierDetect</text:span> est défini, l'UART est bloqué en réception en absence de porteuse. Cela permet d'éviter d'avoir des interruptions UART qui arrivent constamment en présence de bruit.</text:p>
        </text:list-item>
      </text:list>
      <text:p text:style-name="P5"/>
      <text:p text:style-name="P7">Les broches :</text:p>
      <text:p text:style-name="P5">CD, RxCmde et Tx Cmde sont définies dans le .h.</text:p>
      <text:p text:style-name="P5">Tx et Rx sont définies automatiquement, et configurées dans le .c en fonction de l'USART choisie (USART1 , 2 ou 3).</text:p>
      <text:p text:style-name="P5"/>
      <text:p text:style-name="P7">Les fonctions de configurations</text:p>
      <text:p text:style-name="P5"><draw:frame draw:style-name="fr1" draw:name="images10" text:anchor-type="paragraph" svg:width="16.999cm" svg:height="2.57cm" draw:z-index="24"><draw:image xlink:href="Pictures/2000000700006AAA00001021B8054F26.svm" xlink:type="simple" xlink:show="embed" xlink:actuate="onLoad"/></draw:frame></text:p>
      <text:p text:style-name="P7">Les fonctions IO</text:p>
      <text:p text:style-name="P5"><draw:frame draw:style-name="fr2" draw:name="images11" text:anchor-type="paragraph" svg:width="16.999cm" svg:height="7.761cm" draw:z-index="25"><draw:image xlink:href="Pictures/20000007000064CF00002E08F4F52BB3.svm" xlink:type="simple" xlink:show="embed" xlink:actuate="onLoad"/></draw:frame></text:p>
      <text:p text:style-name="P5"/>
      <text:p text:style-name="P5"/>
      <text:h text:style-name="Heading_20_3" text:outline-level="3">PhyUART.c/.h</text:h>
      <text:p text:style-name="P5">La FSM associée est synchrone. Elle est basée sur timer dont la périodicité des interruptions peut prendre deux valeurs, selon le mode dans lequel se trouve la FSM (cf ci-dessous) :</text:p>
      <text:p text:style-name="P5"/>
      <text:p text:style-name="P5"><draw:frame draw:style-name="fr3" draw:name="images12" text:anchor-type="paragraph" svg:x="0.663cm" svg:y="0.019cm" svg:width="14.589cm" svg:height="9.677cm" draw:z-index="26"><draw:image xlink:href="Pictures/20000007000034B00000201ACBE5B15C.svm" xlink:type="simple" xlink:show="embed" xlink:actuate="onLoad"/></draw:frame></text:p>
      <text:p text:style-name="P5">Dans l'état <text:span text:style-name="T2">WaitForHeader </text:span>(majorité du temps), l'échantillonnage de la FSM est de 1ms tant que le <text:span text:style-name="T2">Header</text:span> n'est pas détecté. Dès que celui-ci est détecté (dans le callback UART), le timing descend à 100µs ainsi que pour tous les autres états. Le retour à l'état <text:span text:style-name="T2">WaitForHeader </text:span>se fait toujours après avoir modifié le timing à <text:soft-page-break/>1ms.</text:p>
      <text:p text:style-name="P5"/>
      <text:p text:style-name="P7">Les #define</text:p>
      <text:p text:style-name="P8">#define StringLenMax 30</text:p>
      <text:p text:style-name="P8">#define StringLenMin 7</text:p>
      <text:p text:style-name="P5">Ce sont les longueurs qui définissent la chaîne de réception et la celle d'émission.</text:p>
      <text:p text:style-name="P5"/>
      <text:p text:style-name="P7"/>
      <text:p text:style-name="P5"/>
      <text:p text:style-name="P5"/>
      <text:p text:style-name="P5"/>
      <text:p text:style-name="P5"/>
      <text:p text:style-name="P5"/>
      <text:p text:style-name="P5"/>
      <text:p text:style-name="P7">Les fonctions</text:p>
      <text:p text:style-name="P6"><draw:frame draw:style-name="fr1" draw:name="images13" text:anchor-type="paragraph" svg:width="16.999cm" svg:height="8.588cm" draw:z-index="27"><draw:image xlink:href="Pictures/20000007000054D200002ADCB26C167C.svm" xlink:type="simple" xlink:show="embed" xlink:actuate="onLoad"/></draw:frame></text:p>
      <text:h text:style-name="Heading_20_2" text:outline-level="2"><text:bookmark-start text:name="__RefHeading__3610_383917237"/><text:soft-page-break/>Le flux de données <text:bookmark-end text:name="__RefHeading__3610_383917237"/></text:h>
      <text:p text:style-name="P17"><draw:g text:anchor-type="paragraph" draw:z-index="28" draw:style-name="gr1"><draw:rect draw:style-name="gr21" draw:text-style-name="P45" svg:width="15.287cm" svg:height="8.885cm" svg:x="1.011cm" svg:y="1.872cm"><text:p/></draw:rect><draw:frame draw:style-name="gr53" draw:text-style-name="P51" svg:width="2.991cm" svg:height="0.512cm" svg:x="1.032cm" svg:y="2.004cm"><draw:text-box><text:p text:style-name="P45"><text:span text:style-name="T29">PhyUART</text:span></text:p></draw:text-box></draw:frame><draw:rect draw:style-name="gr31" draw:text-style-name="P45" svg:width="3.012cm" svg:height="0.884cm" svg:x="1.011cm" svg:y="1.872cm"><text:p/></draw:rect><draw:frame draw:style-name="gr54" draw:text-style-name="P53" svg:width="4.352cm" svg:height="2.054cm" svg:x="1.226cm" svg:y="3.201cm"><draw:text-box><text:p text:style-name="P52"><text:span text:style-name="T34">Etats du module PhyUART</text:span></text:p><text:p text:style-name="P52"><text:span text:style-name="T35">Ready</text:span></text:p><text:p text:style-name="P52"><text:span text:style-name="T35">Listening</text:span></text:p><text:p text:style-name="P52"><text:span text:style-name="T35">ReceivingMssg</text:span></text:p><text:p text:style-name="P52"><text:span text:style-name="T35">SendingMssg</text:span></text:p></draw:text-box></draw:frame><draw:custom-shape draw:style-name="gr51" svg:width="4.948cm" svg:height="0.886cm" svg:x="6.153cm" svg:y="1.4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3" draw:text-style-name="P51" svg:width="2.991cm" svg:height="0.512cm" svg:x="6.95cm" svg:y="1.528cm"><draw:text-box><text:p text:style-name="P45"><text:span text:style-name="T29">Config &amp; IO Fcts</text:span></text:p></draw:text-box></draw:frame><draw:line draw:style-name="gr52" draw:text-style-name="P54" svg:x1="8.205cm" svg:y1="1.417cm" svg:x2="8.205cm" svg:y2="0.746cm"><text:p/></draw:line><draw:frame draw:style-name="gr53" draw:text-style-name="P51" svg:width="2.991cm" svg:height="0.512cm" svg:x="6.735cm" svg:y="0.06cm"><draw:text-box><text:p text:style-name="P45"><text:span text:style-name="T29">MAC layer</text:span></text:p></draw:text-box></draw:frame><draw:rect draw:style-name="gr55" draw:text-style-name="P45" svg:width="5.005cm" svg:height="0.599cm" svg:x="10.959cm" svg:y="2.953cm"><text:p/></draw:rect><draw:frame draw:style-name="gr56" draw:text-style-name="P53" svg:width="5.086cm" svg:height="2.393cm" svg:x="1.159cm" svg:y="6.558cm"><draw:text-box><text:p text:style-name="P52"><text:span text:style-name="T34">Erreurs du module PhyUART</text:span></text:p><text:p text:style-name="P52"><text:span text:style-name="T35">NoError</text:span><text:span text:style-name="T35"><text:tab/></text:span></text:p><text:p text:style-name="P52"><text:span text:style-name="T35">CheckSumError,</text:span></text:p><text:p text:style-name="P52"><text:span text:style-name="T35">LenError,</text:span></text:p><text:p text:style-name="P52"><text:span text:style-name="T35">TimeOutError</text:span></text:p><text:p text:style-name="P52"><text:span text:style-name="T39">OverRunError</text:span></text:p></draw:text-box></draw:frame><draw:frame draw:style-name="gr57" draw:text-style-name="P53" svg:width="4.139cm" svg:height="0.371cm" svg:x="11.425cm" svg:y="3.053cm"><draw:text-box><text:p text:style-name="P52"><text:span text:style-name="T35">char StrReceived[StringLenMax]</text:span></text:p></draw:text-box></draw:frame><draw:rect draw:style-name="gr55" draw:text-style-name="P45" svg:width="5.005cm" svg:height="0.597cm" svg:x="10.866cm" svg:y="9.698cm"><text:p/></draw:rect><draw:frame draw:style-name="gr57" draw:text-style-name="P53" svg:width="4.137cm" svg:height="0.371cm" svg:x="11.354cm" svg:y="9.767cm"><draw:text-box><text:p text:style-name="P52"><text:span text:style-name="T35">InComingMssg[StringLenMax]</text:span></text:p></draw:text-box></draw:frame><draw:line draw:style-name="gr25" draw:text-style-name="P45" svg:x1="13.605cm" svg:y1="9.482cm" svg:x2="13.629cm" svg:y2="3.554cm"><text:p/></draw:line><draw:frame draw:style-name="gr57" draw:text-style-name="P53" svg:width="1.997cm" svg:height="0.371cm" svg:x="13.933cm" svg:y="7.024cm"><draw:text-box><text:p text:style-name="P52"><text:span text:style-name="T35">CheckSum OK</text:span></text:p></draw:text-box></draw:frame><draw:line draw:style-name="gr25" draw:text-style-name="P45" svg:x1="13.582cm" svg:y1="11.414cm" svg:x2="13.582cm" svg:y2="10.295cm"><text:p/></draw:line><draw:frame draw:style-name="gr53" draw:text-style-name="P51" svg:width="2.991cm" svg:height="0.512cm" svg:x="12.004cm" svg:y="11.524cm"><draw:text-box><text:p text:style-name="P45"><text:span text:style-name="T29">UART</text:span></text:p></draw:text-box></draw:frame><draw:path draw:style-name="gr25" draw:text-style-name="P45" svg:width="0.872cm" svg:height="2.13cm" svg:x="10.086cm" svg:y="1.084cm" svg:viewBox="0 0 873 2131" svg:d="M873 2131c-816-26-873-2131-873-2131"><text:p/></draw:path><draw:rect draw:style-name="gr55" draw:text-style-name="P45" svg:width="4.001cm" svg:height="0.63cm" svg:x="5.766cm" svg:y="2.921cm"><text:p/></draw:rect><draw:frame draw:style-name="gr57" draw:text-style-name="P58" svg:width="4.139cm" svg:height="0.371cm" svg:x="5.899cm" svg:y="2.953cm"><draw:text-box><text:p text:style-name="P52"><text:span text:style-name="T39">char StrToSend[StringLenMax]</text:span></text:p></draw:text-box></draw:frame><draw:line draw:style-name="gr25" draw:text-style-name="P45" svg:x1="6.351cm" svg:y1="3.551cm" svg:x2="6.351cm" svg:y2="11.341cm"><text:p/></draw:line><draw:frame draw:style-name="gr53" draw:text-style-name="P51" svg:width="2.991cm" svg:height="0.512cm" svg:x="4.971cm" svg:y="11.497cm"><draw:text-box><text:p text:style-name="P45"><text:span text:style-name="T29">UART</text:span></text:p></draw:text-box></draw:frame><draw:line draw:style-name="gr25" draw:text-style-name="P45" svg:x1="6.374cm" svg:y1="1.183cm" svg:x2="6.374cm" svg:y2="2.921cm"><text:p/></draw:line></draw:g></text:p>
      <text:p text:style-name="P17"/>
      <text:p text:style-name="P17"/>
      <text:p text:style-name="P17"/>
      <text:p text:style-name="P17"/>
      <text:p text:style-name="P17"/>
      <text:p text:style-name="P17"/>
      <text:p text:style-name="P17"><draw:frame draw:style-name="fr3" draw:name="images14" text:anchor-type="paragraph" svg:x="6.736cm" svg:y="-0.168cm" svg:width="6.165cm" svg:height="4.595cm" draw:z-index="29"><draw:image xlink:href="Pictures/20000007000020BB00001DA29CBEBBB0.svm" xlink:type="simple" xlink:show="embed" xlink:actuate="onLoad"/></draw:frame></text:p>
      <text:p text:style-name="P17"/>
      <text:p text:style-name="P17"/>
      <text:p text:style-name="P17"/>
      <text:p text:style-name="P17"/>
      <text:p text:style-name="P17"/>
      <text:p text:style-name="P17"/>
      <text:p text:style-name="P17"/>
      <text:p text:style-name="P17"/>
      <text:p text:style-name="P5"/>
      <text:p text:style-name="P5"/>
      <text:p text:style-name="P19"/>
      <text:h text:style-name="Heading_20_1" text:outline-level="1"><text:bookmark-start text:name="__RefHeading__3709_1911959542"/>La couche MAC<text:bookmark-end text:name="__RefHeading__3709_1911959542"/></text:h>
      <text:h text:style-name="Heading_20_2" text:outline-level="2"><text:bookmark-start text:name="__RefHeading__3711_1911959542"/>Vue d'ensemble<text:bookmark-end text:name="__RefHeading__3711_1911959542"/></text:h>
      <text:p text:style-name="P19"/>
      <text:p text:style-name="P19">Elle est greffée au module PhyUART, le module est renommé : MACPhyUART.</text:p>
      <text:p text:style-name="P19">La machine à état est très légèrement modifiée (partie UpdateMssgForMAC), voir ci-dessous.</text:p>
      <text:p text:style-name="P19"/>
      <text:p text:style-name="P19"><draw:frame draw:style-name="fr3" draw:name="images1" text:anchor-type="paragraph" svg:x="0.628cm" svg:y="0cm" svg:width="15.743cm" svg:height="9.421cm" draw:z-index="30"><draw:image xlink:href="Pictures/20000007000034B00000201A10F2D951.svm" xlink:type="simple" xlink:show="embed" xlink:actuate="onLoad"/></draw:frame></text:p>
      <text:p text:style-name="P19"><text:soft-page-break/></text:p>
      <text:h text:style-name="Heading_20_2" text:outline-level="2"><text:bookmark-start text:name="__RefHeading__3713_1911959542"/>Les fonctions de la couche MAC<text:bookmark-end text:name="__RefHeading__3713_1911959542"/></text:h>
      <text:p text:style-name="P19"><draw:frame draw:style-name="fr3" draw:name="images2" text:anchor-type="paragraph" svg:x="0.199cm" svg:y="0.39cm" svg:width="16.353cm" svg:height="5.747cm" draw:z-index="31"><draw:image xlink:href="Pictures/200000070000280900000F828E34BC0A.svm" xlink:type="simple" xlink:show="embed" xlink:actuate="onLoad"/></draw:frame></text:p>
      <text:p text:style-name="P19"><text:span text:style-name="T7">NB</text:span> : Si l'utilisateur décide d'exploiter la couche MAC, il utilisera uniquement, exclusivement les fonctions démarrant par MAC. C'est la raison d'être du #define de démarrage de la FSM. Il s'agit effectivement de la même fonction qu'on soit en MAC ou en Phy.</text:p>
      <text:p text:style-name="P19"/>
      <text:p text:style-name="P19">NB : la taille maximale des datas fournies par la couche MAC et livrées à la couche MAC ont une taille maximale qui dérive de la taille maximale fixée au niveau du message UART (plus basse couche physique). Cette taille est définie par<text:span text:style-name="T2"> StringLenMax </text:span>dans le .h, initialisée par défaut à 30.</text:p>
      <text:p text:style-name="P19">Dans ces conditions, le maximum des datas MAC est de<text:span text:style-name="T7"> 26</text:span>. </text:p>
      <text:p text:style-name="P19"/>
      <text:h text:style-name="Heading_20_2" text:outline-level="2"><text:bookmark-start text:name="__RefHeading__3715_1911959542"/><text:soft-page-break/>Les flux de donnée <text:bookmark-end text:name="__RefHeading__3715_1911959542"/></text:h>
      <text:p text:style-name="Text_20_body"/>
      <text:p text:style-name="Text_20_body"><draw:frame text:anchor-type="paragraph" draw:z-index="39" draw:style-name="gr59" draw:text-style-name="P51" svg:width="2.991cm" svg:height="0.512cm" svg:x="6.754cm" svg:y="-0.123cm"><draw:text-box><text:p text:style-name="P45"><text:span text:style-name="T29">Exchange layer</text:span></text:p></draw:text-box></draw:frame><draw:line text:anchor-type="paragraph" draw:z-index="38" draw:style-name="gr63" draw:text-style-name="P54" svg:x1="8.263cm" svg:y1="1.059cm" svg:x2="8.263cm" svg:y2="0.388cm"><text:p/></draw:line></text:p>
      <text:p text:style-name="Text_20_body"><draw:frame text:anchor-type="paragraph" draw:z-index="33" draw:style-name="gr59" draw:text-style-name="P51" svg:width="2.991cm" svg:height="0.512cm" svg:x="1.032cm" svg:y="2.004cm"><draw:text-box><text:p text:style-name="P45"><text:span text:style-name="T29">MAC</text:span><text:span text:style-name="T40">PhyUART</text:span></text:p></draw:text-box></draw:frame><draw:rect text:anchor-type="paragraph" draw:z-index="34" draw:style-name="gr60" draw:text-style-name="P45" svg:width="3.012cm" svg:height="0.884cm" svg:x="1.011cm" svg:y="1.871cm"><text:p/></draw:rect><draw:custom-shape text:anchor-type="paragraph" draw:z-index="36" draw:style-name="gr62" svg:width="4.948cm" svg:height="0.886cm" svg:x="6.152cm" svg:y="0.3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7" draw:style-name="gr59" draw:text-style-name="P51" svg:width="2.991cm" svg:height="0.512cm" svg:x="6.95cm" svg:y="0.45cm"><draw:text-box><text:p text:style-name="P45"><text:span text:style-name="T29">Config &amp; IO Fcts</text:span></text:p></draw:text-box></draw:frame><draw:frame text:anchor-type="paragraph" draw:z-index="41" draw:style-name="gr65" draw:text-style-name="P53" svg:width="5.086cm" svg:height="2.393cm" svg:x="1.159cm" svg:y="6.558cm"><draw:text-box><text:p text:style-name="P52"><text:span text:style-name="T34">Erreurs du module PhyUART</text:span></text:p><text:p text:style-name="P52"><text:span text:style-name="T35">NoError</text:span><text:span text:style-name="T35"><text:tab/></text:span></text:p><text:p text:style-name="P52"><text:span text:style-name="T35">CheckSumError,</text:span></text:p><text:p text:style-name="P52"><text:span text:style-name="T35">LenError,</text:span></text:p><text:p text:style-name="P52"><text:span text:style-name="T35">TimeOutError</text:span></text:p><text:p text:style-name="P52"><text:span text:style-name="T39">OverRunError</text:span></text:p><text:p text:style-name="P52"><text:span text:style-name="T41">MAC</text:span><text:span text:style-name="T39">OverRunError</text:span></text:p></draw:text-box></draw:frame><draw:rect text:anchor-type="paragraph" draw:z-index="43" draw:style-name="gr64" draw:text-style-name="P45" svg:width="5.005cm" svg:height="0.597cm" svg:x="10.866cm" svg:y="9.698cm"><text:p/></draw:rect><draw:frame text:anchor-type="paragraph" draw:z-index="44" draw:style-name="gr66" draw:text-style-name="P53" svg:width="4.137cm" svg:height="0.371cm" svg:x="11.354cm" svg:y="9.767cm"><draw:text-box><text:p text:style-name="P52"><text:span text:style-name="T35">InComingMssg[StringLenMax]</text:span></text:p></draw:text-box></draw:frame><draw:frame text:anchor-type="paragraph" draw:z-index="46" draw:style-name="gr66" draw:text-style-name="P53" svg:width="1.997cm" svg:height="0.371cm" svg:x="13.933cm" svg:y="7.024cm"><draw:text-box><text:p text:style-name="P52"><text:span text:style-name="T35">CheckSum OK</text:span></text:p></draw:text-box></draw:frame><draw:line text:anchor-type="paragraph" draw:z-index="47" draw:style-name="gr67" draw:text-style-name="P45" svg:x1="13.582cm" svg:y1="11.414cm" svg:x2="13.582cm" svg:y2="10.295cm"><text:p/></draw:line><draw:frame text:anchor-type="paragraph" draw:z-index="48" draw:style-name="gr59" draw:text-style-name="P51" svg:width="2.991cm" svg:height="0.512cm" svg:x="12.003cm" svg:y="11.523cm"><draw:text-box><text:p text:style-name="P45"><text:span text:style-name="T29">UART</text:span></text:p></draw:text-box></draw:frame><draw:rect text:anchor-type="paragraph" draw:z-index="50" draw:style-name="gr64" draw:text-style-name="P45" svg:width="4.001cm" svg:height="0.63cm" svg:x="5.766cm" svg:y="2.921cm"><text:p/></draw:rect><draw:frame text:anchor-type="paragraph" draw:z-index="51" draw:style-name="gr66" draw:text-style-name="P58" svg:width="4.139cm" svg:height="0.371cm" svg:x="5.898cm" svg:y="2.953cm"><draw:text-box><text:p text:style-name="P52"><text:span text:style-name="T39">char StrToSend[StringLenMax]</text:span></text:p></draw:text-box></draw:frame><draw:line text:anchor-type="paragraph" draw:z-index="52" draw:style-name="gr67" draw:text-style-name="P45" svg:x1="6.351cm" svg:y1="3.551cm" svg:x2="6.351cm" svg:y2="11.341cm"><text:p/></draw:line><draw:frame text:anchor-type="paragraph" draw:z-index="53" draw:style-name="gr59" draw:text-style-name="P51" svg:width="2.991cm" svg:height="0.512cm" svg:x="4.971cm" svg:y="11.497cm"><draw:text-box><text:p text:style-name="P45"><text:span text:style-name="T29">UART</text:span></text:p></draw:text-box></draw:frame><draw:line text:anchor-type="paragraph" draw:z-index="54" draw:style-name="gr67" draw:text-style-name="P45" svg:x1="7.029cm" svg:y1="-0.118cm" svg:x2="7.02cm" svg:y2="2.953cm"><text:p/></draw:line><draw:path text:anchor-type="paragraph" draw:z-index="49" draw:style-name="gr67" draw:text-style-name="P45" svg:width="0.872cm" svg:height="2.566cm" svg:x="10.086cm" svg:y="-0.209cm" svg:viewBox="0 0 873 2567" svg:d="M873 2567c-816-32-873-2567-873-2567"><text:p/></draw:path></text:p>
      <text:p text:style-name="Text_20_body"><draw:rect text:anchor-type="paragraph" draw:z-index="32" draw:style-name="gr58" draw:text-style-name="P45" svg:width="15.368cm" svg:height="9.967cm" svg:x="1.011cm" svg:y="0.092cm"><text:p/></draw:rect></text:p>
      <text:p text:style-name="Text_20_body"/>
      <text:p text:style-name="Text_20_body"><draw:rect text:anchor-type="paragraph" draw:z-index="56" draw:style-name="gr64" draw:text-style-name="P45" svg:width="5.005cm" svg:height="0.599cm" svg:x="10.959cm" svg:y="-0.113cm"><text:p/></draw:rect><draw:frame text:anchor-type="paragraph" draw:z-index="57" draw:style-name="gr68" draw:text-style-name="P53" svg:width="4.539cm" svg:height="0.655cm" svg:x="11.268cm" svg:y="-0.002cm"><draw:text-box><text:p text:style-name="P52"><text:span text:style-name="T35">char MACStrReceived[StringLenMax]</text:span></text:p></draw:text-box></draw:frame><draw:line text:anchor-type="paragraph" draw:z-index="58" draw:style-name="gr67" draw:text-style-name="P45" svg:x1="12.31cm" svg:y1="1.497cm" svg:x2="12.31cm" svg:y2="0.485cm"><text:p/></draw:line></text:p>
      <text:p text:style-name="Text_20_body"><draw:frame text:anchor-type="paragraph" draw:z-index="59" draw:style-name="gr66" draw:text-style-name="P53" svg:width="4.139cm" svg:height="0.371cm" svg:x="12.541cm" svg:y="0.22cm"><draw:text-box><text:p text:style-name="P52"><text:span text:style-name="T35">Match Adress MAC</text:span></text:p></draw:text-box></draw:frame></text:p>
      <text:p text:style-name="Text_20_body"><draw:frame text:anchor-type="paragraph" draw:z-index="35" draw:style-name="gr61" draw:text-style-name="P53" svg:width="4.883cm" svg:height="2.119cm" svg:x="1.226cm" svg:y="0.217cm"><draw:text-box><text:p text:style-name="P52"><text:span text:style-name="T34">Etats du module MACPhyUART</text:span></text:p><text:p text:style-name="P52"><text:span text:style-name="T35">Ready</text:span></text:p><text:p text:style-name="P52"><text:span text:style-name="T35">Listening</text:span></text:p><text:p text:style-name="P52"><text:span text:style-name="T35">ReceivingMssg</text:span></text:p><text:p text:style-name="P52"><text:span text:style-name="T35">SendingMssg</text:span></text:p></draw:text-box></draw:frame><draw:rect text:anchor-type="paragraph" draw:z-index="40" draw:style-name="gr64" draw:text-style-name="P45" svg:width="5.005cm" svg:height="0.599cm" svg:x="10.959cm" svg:y="0.196cm"><text:p/></draw:rect><draw:frame text:anchor-type="paragraph" draw:z-index="42" draw:style-name="gr66" draw:text-style-name="P53" svg:width="4.139cm" svg:height="0.371cm" svg:x="11.405cm" svg:y="0.286cm"><draw:text-box><text:p text:style-name="P52"><text:span text:style-name="T35">char StrReceived[StringLenMax]</text:span></text:p></draw:text-box></draw:frame></text:p>
      <text:p text:style-name="Text_20_body"><draw:frame draw:style-name="fr3" draw:name="images3" text:anchor-type="paragraph" svg:x="6.913cm" svg:y="0.203cm" svg:width="6.165cm" svg:height="4.595cm" draw:z-index="55"><draw:image xlink:href="Pictures/20000007000015D9000016BE7414E15B.svm" xlink:type="simple" xlink:show="embed" xlink:actuate="onLoad"/></draw:frame><draw:line text:anchor-type="paragraph" draw:z-index="45" draw:style-name="gr67" draw:text-style-name="P45" svg:x1="13.605cm" svg:y1="5.288cm" svg:x2="13.605cm" svg:y2="0.095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84_2115338687"/>Les erreurs <text:bookmark-end text:name="__RefHeading__684_2115338687"/></text:h>
      <text:p text:style-name="P12"/>
      <text:p text:style-name="P14">Niveau Phy</text:p>
      <text:list xml:id="list2058556864882787107" text:style-name="L4">
        <text:list-item>
          <text:p text:style-name="P27"><text:span text:style-name="T3">NoError :</text:span> tout va bien,</text:p>
        </text:list-item>
        <text:list-item>
          <text:p text:style-name="P27"><text:span text:style-name="T2">LenError</text:span> : Test de Len (premier octet reçu) , la longueur de la chaîne reçue au niveau UART est soit :</text:p>
          <text:list>
            <text:list-item>
              <text:p text:style-name="P27">Trop grande, précisément, supérieure strictement à <text:s/><text:span text:style-name="T2">StringLenMax </text:span><text:s/>(define .h),</text:p>
            </text:list-item>
            <text:list-item>
              <text:p text:style-name="P27">Trop petite, précisément, inférieure strictement à <text:s/><text:span text:style-name="T2">StringLenMin </text:span><text:s/>(define .h). En effet, dans notre cas, la chaîne doit contenir au moins <text:span text:style-name="T2">Len, @src, @dest,ID, Type_LEN,Trial, CheckSum</text:span>, soit 7 otctets.</text:p>
            </text:list-item>
          </text:list>
        </text:list-item>
      </text:list>
      <text:p text:style-name="P24"><text:soft-page-break/><text:s text:c="13"/>Aucun échantillonnage ne se fait dans <text:span text:style-name="T2">IncomingMssg</text:span>.</text:p>
      <text:list xml:id="list38329678" text:continue-numbering="true" text:style-name="L4">
        <text:list-item>
          <text:p text:style-name="P27"><text:span text:style-name="T3">CheckSumError :</text:span> la détection du <text:span text:style-name="T2">header</text:span> est passée, l'échantillonnage dans <text:span text:style-name="T2">IncomingMssg </text:span>a eu lieu, mais la vérification du checksum a échoué,</text:p>
        </text:list-item>
        <text:list-item>
          <text:p text:style-name="P27"><text:span text:style-name="T3">TimeOutError :</text:span> la trame a commencée à être reconstituée dans <text:span text:style-name="T2">IncomingMssg</text:span> mais elle n'a pas été remplie dans le temps imparti. Le <text:span text:style-name="T2">timeout</text:span> est automatiquement ajusté en fonction du débit de la liaison série. Il est calculer à +10% de la longueur maximale pouvant être reçue.</text:p>
        </text:list-item>
        <text:list-item>
          <text:p text:style-name="P27"><text:span text:style-name="T3">OverrunError :</text:span> cette erreur survient au moment de la mise à jour du flag de réception : si ce dernier était déjà à 1, ce code erreur est activé. Cela signifie que le dernier message Phy n'a pas été lu.</text:p>
        </text:list-item>
      </text:list>
      <text:p text:style-name="P24"/>
      <text:p text:style-name="P18">Niveau MAC </text:p>
      <text:list xml:id="list38324088" text:continue-numbering="true" text:style-name="L4">
        <text:list-item>
          <text:p text:style-name="P28"><text:span text:style-name="T3">MACOverrunError :</text:span> cette erreur survient si le message MAC précédent n'a pas été lu. </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0</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13T18:07:13.28</dc:date>
    <meta:editing-duration>P7DT16H9M43S</meta:editing-duration>
    <meta:editing-cycles>201</meta:editing-cycles>
    <meta:generator>OpenOffice/4.1.13$Win32 OpenOffice.org_project/4113m1$Build-9810</meta:generator>
    <meta:print-date>2011-11-29T11:08:14.52</meta:print-date>
    <dc:creator>Thierry ROCACHER</dc:creator>
    <meta:document-statistic meta:table-count="0" meta:image-count="9" meta:object-count="0" meta:page-count="17" meta:paragraph-count="209" meta:word-count="2562" meta:character-count="15527"/>
    <meta:user-defined meta:name="Info 1"/>
    <meta:user-defined meta:name="Info 2"/>
    <meta:user-defined meta:name="Info 3"/>
    <meta:user-defined meta:name="Info 4"/>
  </office:meta>
</office:document-meta>
</file>